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9486in" fo:margin-left="0in" fo:margin-top="0in" fo:margin-bottom="0in" table:align="left" style:writing-mode="lr-tb"/>
    </style:style>
    <style:style style:name="Table1.A" style:family="table-column">
      <style:table-column-properties style:column-width="3.3118in"/>
    </style:style>
    <style:style style:name="Table1.B" style:family="table-column">
      <style:table-column-properties style:column-width="0.7007in"/>
    </style:style>
    <style:style style:name="Table1.C" style:family="table-column">
      <style:table-column-properties style:column-width="2.9361in"/>
    </style:style>
    <style:style style:name="Table1.1" style:family="table-row">
      <style:table-row-properties style:min-row-height="0.2799in" fo:keep-together="auto"/>
    </style:style>
    <style:style style:name="Table1.A1" style:family="table-cell">
      <style:table-cell-properties fo:padding-left="0.075in" fo:padding-right="0.075in" fo:padding-top="0in" fo:padding-bottom="0in" fo:border-left="none" fo:border-right="none" fo:border-top="none" fo:border-bottom="0.5pt solid #000000"/>
    </style:style>
    <style:style style:name="Table1.B1" style:family="table-cell">
      <style:table-cell-properties fo:padding-left="0.075in" fo:padding-right="0.075in" fo:padding-top="0in" fo:padding-bottom="0in" fo:border="none"/>
    </style:style>
    <style:style style:name="Table1.2" style:family="table-row">
      <style:table-row-properties style:min-row-height="0.2in" fo:keep-together="auto"/>
    </style:style>
    <style:style style:name="Table1.A2" style:family="table-cell">
      <style:table-cell-properties fo:padding-left="0.075in" fo:padding-right="0.075in" fo:padding-top="0in" fo:padding-bottom="0in" fo:border-left="none" fo:border-right="none" fo:border-top="0.5pt solid #000000" fo:border-bottom="none"/>
    </style:style>
    <style:style style:name="Table1.3" style:family="table-row">
      <style:table-row-properties style:min-row-height="0.4396in" fo:keep-together="auto"/>
    </style:style>
    <style:style style:name="Table1.4" style:family="table-row">
      <style:table-row-properties style:min-row-height="0.1819in" fo:keep-together="auto"/>
    </style:style>
    <style:style style:name="P1" style:family="paragraph" style:parent-style-name="Header">
      <style:paragraph-properties fo:margin-left="0in" fo:margin-right="0in" fo:text-align="end" style:justify-single-word="false" fo:text-indent="0.4917in" style:auto-text-indent="false">
        <style:tab-stops>
          <style:tab-stop style:position="0.5937in"/>
          <style:tab-stop style:position="0.6146in"/>
        </style:tab-stops>
      </style:paragraph-properties>
    </style:style>
    <style:style style:name="P2" style:family="paragraph" style:parent-style-name="Standard">
      <style:paragraph-properties fo:margin-top="0in" fo:margin-bottom="0in" loext:contextual-spacing="false" fo:line-height="100%" fo:text-align="justify" style:justify-single-word="false"/>
      <style:text-properties style:font-name="Arial Narrow" fo:font-size="8pt" fo:font-weight="bold" style:font-size-asian="8pt" style:font-weight-asian="bold" style:font-name-complex="Calibri1" style:font-size-complex="8pt" style:font-weight-complex="bold"/>
    </style:style>
    <style:style style:name="P3" style:family="paragraph" style:parent-style-name="Standard">
      <style:paragraph-properties fo:margin-top="0in" fo:margin-bottom="0in" loext:contextual-spacing="false" fo:line-height="100%" fo:text-align="justify" style:justify-single-word="false">
        <style:tab-stops>
          <style:tab-stop style:position="0.1972in"/>
        </style:tab-stops>
      </style:paragraph-properties>
      <style:text-properties style:font-name="Arial Narrow" fo:font-size="8pt" fo:font-weight="bold" style:font-size-asian="8pt" style:font-weight-asian="bold" style:font-name-complex="Calibri1" style:font-size-complex="8pt" style:font-weight-complex="bold"/>
    </style:style>
    <style:style style:name="P4" style:family="paragraph" style:parent-style-name="Standard">
      <style:paragraph-properties fo:margin-top="0in" fo:margin-bottom="0in" loext:contextual-spacing="false" fo:line-height="100%">
        <style:tab-stops>
          <style:tab-stop style:position="0.1972in"/>
        </style:tab-stops>
      </style:paragraph-properties>
      <style:text-properties style:font-name="Arial Narrow" fo:font-size="8pt" fo:font-weight="bold" style:font-size-asian="8pt" style:font-weight-asian="bold" style:font-name-complex="Arial1" style:font-size-complex="8pt"/>
    </style:style>
    <style:style style:name="P5"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none" style:font-name-asian="Calibri1" style:font-size-asian="8pt" style:font-name-complex="Calibri1" style:font-size-complex="8pt"/>
    </style:style>
    <style:style style:name="P6"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none" fo:font-weight="bold" style:font-name-asian="Calibri1" style:font-size-asian="8pt" style:font-weight-asian="bold" style:font-name-complex="Calibri1" style:font-size-complex="8pt" style:font-weight-complex="bold"/>
    </style:style>
    <style:style style:name="P7" style:family="paragraph" style:parent-style-name="Standard">
      <style:paragraph-properties fo:margin-top="0in" fo:margin-bottom="0in" loext:contextual-spacing="false" fo:line-height="100%"/>
      <style:text-properties style:font-name="Arial Narrow" fo:font-size="8pt" style:font-size-asian="8pt" style:font-name-complex="Calibri1" style:font-size-complex="8pt"/>
    </style:style>
    <style:style style:name="P8" style:family="paragraph" style:parent-style-name="Standard">
      <style:paragraph-properties fo:margin-top="0in" fo:margin-bottom="0in" loext:contextual-spacing="false" fo:line-height="100%" fo:text-align="justify" style:justify-single-word="false"/>
      <style:text-properties style:font-name="Arial Narrow" fo:font-size="8pt" style:font-size-asian="8pt" style:font-name-complex="Calibri1" style:font-size-complex="8pt"/>
    </style:style>
    <style:style style:name="P9" style:family="paragraph" style:parent-style-name="Standard">
      <style:paragraph-properties fo:margin-top="0in" fo:margin-bottom="0in" loext:contextual-spacing="false" fo:line-height="100%"/>
      <style:text-properties style:font-name="Arial Narrow" fo:font-size="8pt" style:font-size-asian="8pt" style:font-size-complex="8pt"/>
    </style:style>
    <style:style style:name="P10" style:family="paragraph" style:parent-style-name="Standard">
      <style:paragraph-properties fo:margin-top="0in" fo:margin-bottom="0in" loext:contextual-spacing="false" fo:line-height="100%" fo:text-align="justify" style:justify-single-word="false"/>
      <style:text-properties style:font-name="Arial Narrow" fo:font-size="8pt" fo:background-color="#c0c0c0" style:font-size-asian="8pt" style:font-size-complex="8pt"/>
    </style:style>
    <style:style style:name="P11" style:family="paragraph" style:parent-style-name="Standard">
      <style:paragraph-properties fo:margin-top="0in" fo:margin-bottom="0in" loext:contextual-spacing="false" fo:line-height="100%" fo:text-align="center" style:justify-single-word="false"/>
      <style:text-properties style:font-name="Arial Narrow" fo:font-size="8pt" fo:background-color="#c0c0c0" style:font-size-asian="8pt" style:font-size-complex="8pt"/>
    </style:style>
    <style:style style:name="P12"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ES" style:font-name-asian="Calibri1" style:font-size-asian="8pt" style:font-name-complex="Calibri1" style:font-size-complex="8pt"/>
    </style:style>
    <style:style style:name="P13"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ES" style:font-name-asian="Calibri1" style:font-size-asian="8pt" style:font-name-complex="Calibri1" style:font-size-complex="8pt"/>
    </style:style>
    <style:style style:name="P14"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ES" fo:font-weight="bold" style:font-name-asian="Calibri1" style:font-size-asian="8pt" style:font-weight-asian="bold" style:font-name-complex="Calibri1" style:font-size-complex="8pt" style:font-weight-complex="bold"/>
    </style:style>
    <style:style style:name="P15"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ES" fo:font-weight="bold" style:font-name-asian="Calibri1" style:font-size-asian="8pt" style:font-weight-asian="bold" style:font-name-complex="Calibri1" style:font-size-complex="8pt"/>
    </style:style>
    <style:style style:name="P16" style:family="paragraph" style:parent-style-name="Standard">
      <style:paragraph-properties fo:margin-top="0in" fo:margin-bottom="0in" loext:contextual-spacing="false" fo:line-height="100%" fo:text-align="justify" style:justify-single-word="false"/>
    </style:style>
    <style:style style:name="P17" style:family="paragraph" style:parent-style-name="Standard">
      <style:paragraph-properties fo:margin-top="0in" fo:margin-bottom="0in" loext:contextual-spacing="false" fo:line-height="100%" fo:text-align="justify" style:justify-single-word="false">
        <style:tab-stops>
          <style:tab-stop style:position="0.1972in"/>
        </style:tab-stops>
      </style:paragraph-properties>
    </style:style>
    <style:style style:name="P18" style:family="paragraph" style:parent-style-name="Standard">
      <style:paragraph-properties fo:margin-top="0in" fo:margin-bottom="0in" loext:contextual-spacing="false" fo:line-height="100%" fo:text-align="center" style:justify-single-word="false"/>
    </style:style>
    <style:style style:name="P19" style:family="paragraph" style:parent-style-name="Standard">
      <style:paragraph-properties fo:margin-left="0in" fo:margin-right="0in" fo:margin-top="0in" fo:margin-bottom="0in" loext:contextual-spacing="false" fo:line-height="100%" fo:text-align="justify" style:justify-single-word="false" fo:text-indent="0.0008in" style:auto-text-indent="false"/>
    </style:style>
    <style:style style:name="P20" style:family="paragraph" style:parent-style-name="Standard">
      <style:paragraph-properties fo:margin-top="0in" fo:margin-bottom="0in" loext:contextual-spacing="true" fo:line-height="100%" fo:text-align="justify" style:justify-single-word="false">
        <style:tab-stops>
          <style:tab-stop style:position="0.0984in"/>
        </style:tab-stops>
      </style:paragraph-properties>
      <style:text-properties style:font-name="Arial Narrow" fo:font-size="8pt" fo:language="es" fo:country="ES" style:font-name-asian="Calibri1" style:font-size-asian="8pt" style:font-name-complex="Calibri1" style:font-size-complex="8pt"/>
    </style:style>
    <style:style style:name="P21" style:family="paragraph" style:parent-style-name="List_20_Paragraph">
      <style:text-properties style:font-name="Arial Narrow" fo:font-size="8pt" fo:font-weight="bold" style:font-size-asian="8pt" style:font-weight-asian="bold" style:font-name-complex="Calibri1" style:font-size-complex="8pt" style:font-weight-complex="bold"/>
    </style:style>
    <style:style style:name="P22"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none" style:font-name-asian="Calibri1" style:font-size-asian="8pt" style:font-name-complex="Calibri1" style:font-size-complex="8pt"/>
    </style:style>
    <style:style style:name="P23"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ES" style:font-name-asian="Calibri1" style:font-size-asian="8pt" style:font-name-complex="Calibri1" style:font-size-complex="8pt"/>
    </style:style>
    <style:style style:name="P24"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Times New Roman" style:font-size-asian="8pt" style:language-asian="es" style:country-asian="ES" style:font-name-complex="Arial1" style:font-size-complex="8pt"/>
    </style:style>
    <style:style style:name="P25"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size-asian="8pt" style:font-name-complex="Arial1" style:font-size-complex="8pt" style:font-weight-complex="bold"/>
    </style:style>
    <style:style style:name="P26" style:family="paragraph" style:parent-style-name="List_20_Paragraph">
      <style:paragraph-properties fo:margin-left="0in" fo:margin-right="0in" fo:line-height="100%" fo:text-align="justify" style:justify-single-word="false" fo:text-indent="0in" style:auto-text-indent="false">
        <style:tab-stops>
          <style:tab-stop style:position="0.1972in"/>
        </style:tab-stops>
      </style:paragraph-properties>
      <style:text-properties style:font-name="Arial Narrow" fo:font-size="8pt" style:font-size-asian="8pt" style:font-name-complex="Arial1" style:font-size-complex="8pt"/>
    </style:style>
    <style:style style:name="P27" style:family="paragraph" style:parent-style-name="List_20_Paragraph">
      <style:paragraph-properties fo:margin-left="0.1972in" fo:margin-right="0in" fo:margin-top="0in" fo:margin-bottom="0in" loext:contextual-spacing="true" fo:line-height="100%" fo:text-align="justify" style:justify-single-word="false" fo:text-indent="0in" style:auto-text-indent="false"/>
    </style:style>
    <style:style style:name="P28" style:family="paragraph" style:parent-style-name="Standard" style:master-page-name="Standard">
      <style:paragraph-properties fo:margin-top="0in" fo:margin-bottom="0in" loext:contextual-spacing="false" fo:line-height="100%" fo:text-align="justify" style:justify-single-word="false" style:page-number="auto"/>
      <style:text-properties style:font-name="Arial Narrow" fo:font-size="8pt" fo:font-weight="bold" style:font-size-asian="8pt" style:font-weight-asian="bold" style:font-name-complex="Calibri1" style:font-size-complex="8pt" style:font-weight-complex="bold"/>
    </style:style>
    <style:style style:name="P29"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none" fo:font-weight="bold" style:font-name-asian="Calibri1" style:font-size-asian="8pt" style:font-weight-asian="bold" style:font-name-complex="Calibri1" style:font-size-complex="8pt" style:font-weight-complex="bold"/>
    </style:style>
    <style:style style:name="P30"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none" fo:font-weight="bold" style:font-name-asian="Calibri1" style:font-size-asian="8pt" style:font-weight-asian="bold" style:font-name-complex="Calibri1" style:font-size-complex="8pt"/>
    </style:style>
    <style:style style:name="P31"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none" style:font-name-asian="Calibri1" style:font-size-asian="8pt" style:font-name-complex="Calibri1" style:font-size-complex="8pt"/>
    </style:style>
    <style:style style:name="P32" style:family="paragraph" style:parent-style-name="Standard">
      <style:paragraph-properties fo:margin-top="0in" fo:margin-bottom="0in" loext:contextual-spacing="false" fo:line-height="100%">
        <style:tab-stops>
          <style:tab-stop style:position="0.1972in"/>
        </style:tab-stops>
      </style:paragraph-properties>
      <style:text-properties style:font-name="Arial Narrow" fo:font-size="8pt" fo:font-weight="bold" style:font-size-asian="8pt" style:font-weight-asian="bold" style:font-name-complex="Arial1" style:font-size-complex="8pt"/>
    </style:style>
    <style:style style:name="P33"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ES" style:font-name-asian="Calibri1" style:font-size-asian="8pt" style:font-name-complex="Calibri1" style:font-size-complex="8pt"/>
    </style:style>
    <style:style style:name="P34"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ES" style:font-name-asian="Calibri1" style:font-size-asian="8pt" style:font-name-complex="Calibri1" style:font-size-complex="8pt"/>
    </style:style>
    <style:style style:name="P35" style:family="paragraph" style:parent-style-name="Standard">
      <style:paragraph-properties fo:margin-top="0in" fo:margin-bottom="0in" loext:contextual-spacing="false" fo:line-height="100%" fo:text-align="justify" style:justify-single-word="false">
        <style:tab-stops>
          <style:tab-stop style:position="0.1972in"/>
        </style:tab-stops>
      </style:paragraph-properties>
      <style:text-properties style:font-name="Arial Narrow" fo:font-size="8pt" fo:language="es" fo:country="ES" style:font-name-asian="Calibri1" style:font-size-asian="8pt" style:font-name-complex="Calibri1" style:font-size-complex="8pt"/>
    </style:style>
    <style:style style:name="P36" style:family="paragraph" style:parent-style-name="Standard">
      <style:paragraph-properties fo:margin-top="0in" fo:margin-bottom="0in" loext:contextual-spacing="false" fo:line-height="100%" fo:text-align="justify" style:justify-single-word="false">
        <style:tab-stops>
          <style:tab-stop style:position="0.0984in"/>
        </style:tab-stops>
      </style:paragraph-properties>
      <style:text-properties style:font-name="Arial Narrow" fo:font-size="8pt" fo:language="es" fo:country="ES" style:font-name-asian="Calibri1" style:font-size-asian="8pt" style:font-name-complex="Calibri1" style:font-size-complex="8pt"/>
    </style:style>
    <style:style style:name="P37" style:family="paragraph" style:parent-style-name="Standard">
      <style:paragraph-properties fo:margin-top="0in" fo:margin-bottom="0in" loext:contextual-spacing="false" fo:line-height="100%" fo:text-align="justify" style:justify-single-word="false"/>
      <style:text-properties style:font-name="Arial Narrow" fo:font-size="8pt" fo:language="es" fo:country="ES" style:font-name-asian="Calibri1" style:font-size-asian="8pt" style:font-name-complex="Calibri1" style:font-size-complex="8pt" style:font-weight-complex="bold"/>
    </style:style>
    <style:style style:name="P38" style:family="paragraph" style:parent-style-name="Standard">
      <style:paragraph-properties fo:margin-top="0in" fo:margin-bottom="0in" loext:contextual-spacing="false" fo:line-height="100%" fo:text-align="center" style:justify-single-word="false"/>
      <style:text-properties style:font-name="Arial Narrow" fo:font-size="8pt" fo:language="es" fo:country="ES" fo:font-weight="bold" style:font-name-asian="Calibri1" style:font-size-asian="8pt" style:font-weight-asian="bold" style:font-name-complex="Calibri1" style:font-size-complex="8pt" style:font-weight-complex="bold"/>
    </style:style>
    <style:style style:name="P39" style:family="paragraph" style:parent-style-name="Standard">
      <style:paragraph-properties fo:margin-top="0in" fo:margin-bottom="0in" loext:contextual-spacing="false" fo:line-height="100%" fo:text-align="justify" style:justify-single-word="false"/>
      <style:text-properties style:font-name="Arial Narrow" fo:font-size="8pt" style:font-name-asian="Calibri1" style:font-size-asian="8pt" style:font-name-complex="Calibri1" style:font-size-complex="8pt"/>
    </style:style>
    <style:style style:name="P40" style:family="paragraph" style:parent-style-name="Standard">
      <style:paragraph-properties fo:margin-top="0in" fo:margin-bottom="0in" loext:contextual-spacing="false" fo:line-height="100%" fo:text-align="justify" style:justify-single-word="false">
        <style:tab-stops>
          <style:tab-stop style:position="0.1972in"/>
        </style:tab-stops>
      </style:paragraph-properties>
      <style:text-properties style:font-name="Arial Narrow" fo:font-size="8pt" style:font-name-asian="Calibri1" style:font-size-asian="8pt" style:font-name-complex="Calibri1" style:font-size-complex="8pt"/>
    </style:style>
    <style:style style:name="P41" style:family="paragraph" style:parent-style-name="Standard">
      <style:paragraph-properties fo:margin-top="0in" fo:margin-bottom="0in" loext:contextual-spacing="false" fo:line-height="100%" fo:text-align="justify" style:justify-single-word="false"/>
      <style:text-properties style:font-name="Arial Narrow" fo:font-size="8pt" style:font-name-asian="Calibri1" style:font-size-asian="8pt" style:font-name-complex="Calibri1" style:font-size-complex="8pt" style:font-weight-complex="bold"/>
    </style:style>
    <style:style style:name="P42" style:family="paragraph" style:parent-style-name="Standard">
      <style:paragraph-properties fo:margin-top="0in" fo:margin-bottom="0in" loext:contextual-spacing="false" fo:line-height="100%" fo:text-align="center" style:justify-single-word="false"/>
      <style:text-properties style:font-name="Arial Narrow" fo:font-size="8pt" style:font-name-asian="Calibri1" style:font-size-asian="8pt" style:font-name-complex="Calibri1" style:font-size-complex="8pt" style:font-weight-complex="bold"/>
    </style:style>
    <style:style style:name="P43" style:family="paragraph" style:parent-style-name="Standard">
      <style:paragraph-properties fo:margin-top="0in" fo:margin-bottom="0in" loext:contextual-spacing="false" fo:line-height="100%" fo:text-align="center" style:justify-single-word="false"/>
      <style:text-properties style:font-name="Arial Narrow" fo:font-size="8pt" fo:background-color="#c0c0c0" style:font-size-asian="8pt" style:font-size-complex="8pt"/>
    </style:style>
    <style:style style:name="P44" style:family="paragraph" style:parent-style-name="Standard">
      <style:paragraph-properties fo:margin-left="0.4917in" fo:margin-right="0in" fo:margin-top="0in" fo:margin-bottom="0in" loext:contextual-spacing="false" fo:line-height="100%" fo:text-align="justify" style:justify-single-word="false" fo:text-indent="-0.4917in" style:auto-text-indent="false"/>
      <style:text-properties style:font-name="Arial Narrow" fo:font-size="8pt" fo:language="es" fo:country="ES" style:font-name-asian="Calibri1" style:font-size-asian="8pt" style:font-name-complex="Calibri1" style:font-size-complex="8pt" style:font-weight-complex="bold"/>
    </style:style>
    <style:style style:name="P45" style:family="paragraph" style:parent-style-name="List_20_Paragraph" style:list-style-name="WWNum19">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style>
    <style:style style:name="P46" style:family="paragraph" style:parent-style-name="List_20_Paragraph" style:list-style-name="WWNum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style>
    <style:style style:name="P47" style:family="paragraph" style:parent-style-name="List_20_Paragraph" style:list-style-name="WWNum10">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style>
    <style:style style:name="P48" style:family="paragraph" style:parent-style-name="List_20_Paragraph" style:list-style-name="WWNum22">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style>
    <style:style style:name="P49" style:family="paragraph" style:parent-style-name="List_20_Paragraph" style:list-style-name="WWNum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 style:position="6.311in"/>
        </style:tab-stops>
      </style:paragraph-properties>
    </style:style>
    <style:style style:name="P50" style:family="paragraph" style:parent-style-name="List_20_Paragraph" style:list-style-name="WWNum7">
      <style:paragraph-properties fo:margin-left="0in" fo:margin-right="0in" fo:margin-top="0in" fo:margin-bottom="0in" loext:contextual-spacing="true" fo:line-height="100%" fo:text-align="justify" style:justify-single-word="false" fo:text-indent="0in" style:auto-text-indent="false">
        <style:tab-stops>
          <style:tab-stop style:position="0.0984in"/>
        </style:tab-stops>
      </style:paragraph-properties>
    </style:style>
    <style:style style:name="P51"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font-weight="bold" style:font-size-asian="8pt" style:font-weight-asian="bold" style:font-name-complex="Calibri1" style:font-size-complex="8pt" style:font-weight-complex="bold"/>
    </style:style>
    <style:style style:name="P52" style:family="paragraph" style:parent-style-name="List_20_Paragraph" style:list-style-name="WWNum2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font-weight="bold" style:font-name-asian="Times New Roman" style:font-size-asian="8pt" style:language-asian="es" style:country-asian="ES" style:font-weight-asian="bold" style:font-name-complex="Arial1" style:font-size-complex="8pt"/>
    </style:style>
    <style:style style:name="P53" style:family="paragraph" style:parent-style-name="List_20_Paragraph" style:list-style-name="WWNum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size-asian="8pt" style:font-name-complex="Calibri1" style:font-size-complex="8pt"/>
    </style:style>
    <style:style style:name="P54" style:family="paragraph" style:parent-style-name="List_20_Paragraph" style:list-style-name="WWNum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style:font-size-asian="8pt" style:font-name-complex="Calibri1" style:font-size-complex="8pt"/>
    </style:style>
    <style:style style:name="P55" style:family="paragraph" style:parent-style-name="List_20_Paragraph" style:list-style-name="WWNum4">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none" style:font-size-asian="8pt" style:font-name-complex="Calibri1" style:font-size-complex="8pt"/>
    </style:style>
    <style:style style:name="P56" style:family="paragraph" style:parent-style-name="List_20_Paragraph" style:list-style-name="WWNum2">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Times New Roman" style:font-size-asian="8pt" style:language-asian="es" style:country-asian="ES" style:font-name-complex="Arial1" style:font-size-complex="8pt"/>
    </style:style>
    <style:style style:name="P57" style:family="paragraph" style:parent-style-name="List_20_Paragraph" style:list-style-name="WWNum3">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Times New Roman" style:font-size-asian="8pt" style:language-asian="es" style:country-asian="ES" style:font-name-complex="Arial1" style:font-size-complex="8pt"/>
    </style:style>
    <style:style style:name="P58"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ES" style:font-name-asian="Calibri1" style:font-size-asian="8pt" style:font-name-complex="Calibri1" style:font-size-complex="8pt"/>
    </style:style>
    <style:style style:name="P59" style:family="paragraph" style:parent-style-name="List_20_Paragraph" style:list-style-name="WWNum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ES" style:font-name-asian="Calibri1" style:font-size-asian="8pt" style:font-name-complex="Calibri1" style:font-size-complex="8pt"/>
    </style:style>
    <style:style style:name="P60" style:family="paragraph" style:parent-style-name="List_20_Paragraph" style:list-style-name="WWNum35">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ES" style:font-name-asian="Calibri1" style:font-size-asian="8pt" style:font-name-complex="Calibri1" style:font-size-complex="8pt"/>
    </style:style>
    <style:style style:name="P61" style:family="paragraph" style:parent-style-name="List_20_Paragraph" style:list-style-name="WWNum10">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ES" style:font-name-asian="Calibri1" style:font-size-asian="8pt" style:font-name-complex="Calibri1" style:font-size-complex="8pt"/>
    </style:style>
    <style:style style:name="P62" style:family="paragraph" style:parent-style-name="List_20_Paragraph" style:list-style-name="WWNum12">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ES" style:font-name-asian="Calibri1" style:font-size-asian="8pt" style:font-name-complex="Calibri1" style:font-size-complex="8pt"/>
    </style:style>
    <style:style style:name="P63" style:family="paragraph" style:parent-style-name="List_20_Paragraph" style:list-style-name="WWNum17">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ES" style:font-name-asian="Calibri1" style:font-size-asian="8pt" style:font-name-complex="Calibri1" style:font-size-complex="8pt"/>
    </style:style>
    <style:style style:name="P64" style:family="paragraph" style:parent-style-name="List_20_Paragraph" style:list-style-name="WWNum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 style:position="3.0689in" style:type="center"/>
          <style:tab-stop style:position="6.1374in" style:type="right"/>
        </style:tab-stops>
      </style:paragraph-properties>
      <style:text-properties style:font-name="Arial Narrow" fo:font-size="8pt" fo:language="es" fo:country="ES" style:font-name-asian="Calibri1" style:font-size-asian="8pt" style:font-name-complex="Calibri1" style:font-size-complex="8pt"/>
    </style:style>
    <style:style style:name="P65" style:family="paragraph" style:parent-style-name="List_20_Paragraph" style:list-style-name="WWNum1">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 style:position="6.311in"/>
        </style:tab-stops>
      </style:paragraph-properties>
      <style:text-properties style:font-name="Arial Narrow" fo:font-size="8pt" fo:language="es" fo:country="ES" style:font-name-asian="Calibri1" style:font-size-asian="8pt" style:font-name-complex="Calibri1" style:font-size-complex="8pt"/>
    </style:style>
    <style:style style:name="P66" style:family="paragraph" style:parent-style-name="List_20_Paragraph" style:list-style-name="WWNum7">
      <style:paragraph-properties fo:margin-left="0in" fo:margin-right="0in" fo:margin-top="0in" fo:margin-bottom="0in" loext:contextual-spacing="true" fo:line-height="100%" fo:text-align="justify" style:justify-single-word="false" fo:text-indent="0in" style:auto-text-indent="false">
        <style:tab-stops>
          <style:tab-stop style:position="0.0984in"/>
        </style:tab-stops>
      </style:paragraph-properties>
      <style:text-properties style:font-name="Arial Narrow" fo:font-size="8pt" fo:language="es" fo:country="ES" style:font-name-asian="Calibri1" style:font-size-asian="8pt" style:font-name-complex="Calibri1" style:font-size-complex="8pt"/>
    </style:style>
    <style:style style:name="P67" style:family="paragraph" style:parent-style-name="List_20_Paragraph">
      <style:paragraph-properties fo:margin-left="0in" fo:margin-right="0in" fo:margin-top="0in" fo:margin-bottom="0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Calibri1" style:font-size-asian="8pt" style:font-name-complex="Calibri1" style:font-size-complex="8pt"/>
    </style:style>
    <style:style style:name="P68" style:family="paragraph" style:parent-style-name="List_20_Paragraph" style:list-style-name="WWNum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style>
    <style:style style:name="P69" style:family="paragraph" style:parent-style-name="List_20_Paragraph" style:list-style-name="WWNum2">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Times New Roman" style:font-size-asian="8pt" style:language-asian="es" style:country-asian="ES" style:font-name-complex="Arial1" style:font-size-complex="8pt"/>
    </style:style>
    <style:style style:name="P70" style:family="paragraph" style:parent-style-name="List_20_Paragraph" style:list-style-name="WWNum3">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name-asian="Times New Roman" style:font-size-asian="8pt" style:language-asian="es" style:country-asian="ES" style:font-name-complex="Arial1" style:font-size-complex="8pt"/>
    </style:style>
    <style:style style:name="P71" style:family="paragraph" style:parent-style-name="List_20_Paragraph" style:list-style-name="WWNum3">
      <style:paragraph-properties fo:margin-left="0in" fo:margin-right="0in" fo:margin-top="0in" fo:margin-bottom="0.111in" loext:contextual-spacing="true" fo:line-height="100%" fo:text-align="justify" style:justify-single-word="false" fo:text-indent="0in" style:auto-text-indent="false">
        <style:tab-stops>
          <style:tab-stop style:position="0in"/>
          <style:tab-stop style:position="0.1972in"/>
        </style:tab-stops>
      </style:paragraph-properties>
      <style:text-properties style:font-name="Arial Narrow" fo:font-size="8pt" style:font-name-asian="Times New Roman" style:font-size-asian="8pt" style:language-asian="es" style:country-asian="ES" style:font-name-complex="Arial1" style:font-size-complex="8pt"/>
    </style:style>
    <style:style style:name="P72" style:family="paragraph" style:parent-style-name="List_20_Paragraph" style:list-style-name="WWNum5">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style:font-size-asian="8pt" style:font-name-complex="Arial1" style:font-size-complex="8pt" style:font-weight-complex="bold"/>
    </style:style>
    <style:style style:name="P73" style:family="paragraph" style:parent-style-name="List_20_Paragraph">
      <style:paragraph-properties fo:margin-left="0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language="es" fo:country="none" fo:font-weight="bold" style:font-name-asian="Calibri1" style:font-size-asian="8pt" style:font-weight-asian="bold" style:font-name-complex="Calibri1" style:font-size-complex="8pt"/>
    </style:style>
    <style:style style:name="P74" style:family="paragraph" style:parent-style-name="List_20_Paragraph" style:list-style-name="WWNum1">
      <style:paragraph-properties fo:margin-left="0in" fo:margin-right="0in" fo:line-height="100%" fo:text-align="justify" style:justify-single-word="false" fo:text-indent="0in" style:auto-text-indent="false">
        <style:tab-stops>
          <style:tab-stop style:position="0.1972in"/>
        </style:tab-stops>
      </style:paragraph-properties>
    </style:style>
    <style:style style:name="P75" style:family="paragraph" style:parent-style-name="List_20_Paragraph" style:list-style-name="WWNum20">
      <style:paragraph-properties fo:margin-left="0in" fo:margin-right="0.0134in" fo:margin-top="0in" fo:margin-bottom="0in" loext:contextual-spacing="false" fo:line-height="100%" fo:text-align="justify" style:justify-single-word="false" fo:orphans="0" fo:widows="0" fo:text-indent="0in" style:auto-text-indent="false">
        <style:tab-stops>
          <style:tab-stop style:position="0.1972in"/>
        </style:tab-stops>
      </style:paragraph-properties>
      <style:text-properties style:font-name="Arial Narrow" fo:font-size="8pt" style:font-name-asian="Times New Roman" style:font-size-asian="8pt" style:language-asian="es" style:country-asian="ES" style:font-name-complex="Arial1" style:font-size-complex="8pt"/>
    </style:style>
    <style:style style:name="P76" style:family="paragraph" style:parent-style-name="List_20_Paragraph" style:list-style-name="WWNum20">
      <style:paragraph-properties fo:margin-left="0in" fo:margin-right="0.0134in" fo:margin-top="0in" fo:margin-bottom="0in" loext:contextual-spacing="false" fo:line-height="100%" fo:text-align="justify" style:justify-single-word="false" fo:orphans="0" fo:widows="0" fo:text-indent="0in" style:auto-text-indent="false">
        <style:tab-stops>
          <style:tab-stop style:position="0.1972in"/>
          <style:tab-stop style:position="5.0173in"/>
        </style:tab-stops>
      </style:paragraph-properties>
      <style:text-properties style:font-name="Arial Narrow" fo:font-size="8pt" style:font-name-asian="Times New Roman" style:font-size-asian="8pt" style:language-asian="es" style:country-asian="ES" style:font-name-complex="Arial1" style:font-size-complex="8pt"/>
    </style:style>
    <style:style style:name="P77" style:family="paragraph" style:parent-style-name="List_20_Paragraph" style:list-style-name="WWNum20">
      <style:paragraph-properties fo:margin-left="0in" fo:margin-right="0.0134in" fo:text-align="justify" style:justify-single-word="false" fo:orphans="0" fo:widows="0" fo:text-indent="0in" style:auto-text-indent="false">
        <style:tab-stops>
          <style:tab-stop style:position="0.1972in"/>
          <style:tab-stop style:position="5.0173in"/>
        </style:tab-stops>
      </style:paragraph-properties>
      <style:text-properties style:font-name="Arial Narrow" fo:font-size="8pt" style:font-name-asian="Times New Roman" style:font-size-asian="8pt" style:language-asian="es" style:country-asian="ES" style:font-name-complex="Arial1" style:font-size-complex="8pt"/>
    </style:style>
    <style:style style:name="P78" style:family="paragraph" style:parent-style-name="List_20_Paragraph" style:list-style-name="WWNum6">
      <style:paragraph-properties fo:margin-left="0.1972in" fo:margin-right="0in" fo:margin-top="0in" fo:margin-bottom="0.111in" loext:contextual-spacing="true" fo:line-height="100%" fo:text-align="justify" style:justify-single-word="false" fo:text-indent="0in" style:auto-text-indent="false">
        <style:tab-stops>
          <style:tab-stop style:position="0.1972in"/>
        </style:tab-stops>
      </style:paragraph-properties>
      <style:text-properties style:font-name="Arial Narrow" fo:font-size="8pt" fo:font-weight="bold" style:font-size-asian="8pt" style:font-weight-asian="bold" style:font-name-complex="Arial1" style:font-size-complex="8pt"/>
    </style:style>
    <style:style style:name="P79" style:family="paragraph" style:parent-style-name="List_20_Paragraph" style:list-style-name="WWNum36">
      <style:paragraph-properties fo:margin-left="0.1972in" fo:margin-right="0in" fo:margin-top="0in" fo:margin-bottom="0in" loext:contextual-spacing="true" fo:line-height="100%" fo:text-align="justify" style:justify-single-word="false" fo:text-indent="-0.1972in" style:auto-text-indent="false"/>
    </style:style>
    <style:style style:name="P80" style:family="paragraph" style:parent-style-name="List_20_Paragraph" style:list-style-name="WWNum43">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style>
    <style:style style:name="P81" style:family="paragraph" style:parent-style-name="List_20_Paragraph" style:list-style-name="WWNum44">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style>
    <style:style style:name="P82" style:family="paragraph" style:parent-style-name="List_20_Paragraph" style:list-style-name="WWNum36">
      <style:paragraph-properties fo:margin-left="0.1972in" fo:margin-right="0in" fo:margin-top="0in" fo:margin-bottom="0in" loext:contextual-spacing="true" fo:line-height="100%" fo:text-align="justify" style:justify-single-word="false" fo:text-indent="-0.1972in" style:auto-text-indent="false"/>
      <style:text-properties style:font-name="Arial Narrow" fo:font-size="8pt" fo:language="es" fo:country="ES" style:font-name-asian="Calibri1" style:font-size-asian="8pt" style:font-name-complex="Calibri1" style:font-size-complex="8pt"/>
    </style:style>
    <style:style style:name="P83" style:family="paragraph" style:parent-style-name="List_20_Paragraph" style:list-style-name="WWNum48">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fo:language="es" fo:country="ES" style:font-name-asian="Calibri1" style:font-size-asian="8pt" style:font-name-complex="Calibri1" style:font-size-complex="8pt"/>
    </style:style>
    <style:style style:name="P84" style:family="paragraph" style:parent-style-name="List_20_Paragraph" style:list-style-name="WWNum49">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fo:language="es" fo:country="ES" style:font-name-asian="Calibri1" style:font-size-asian="8pt" style:font-name-complex="Calibri1" style:font-size-complex="8pt"/>
    </style:style>
    <style:style style:name="P85" style:family="paragraph" style:parent-style-name="List_20_Paragraph" style:list-style-name="WWNum10">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fo:language="es" fo:country="ES" style:font-name-asian="Calibri1" style:font-size-asian="8pt" style:font-name-complex="Calibri1" style:font-size-complex="8pt"/>
    </style:style>
    <style:style style:name="P86" style:family="paragraph" style:parent-style-name="List_20_Paragraph" style:list-style-name="WWNum47">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fo:language="es" fo:country="ES" style:font-name-asian="Calibri1" style:font-size-asian="8pt" style:font-name-complex="Calibri1" style:font-size-complex="8pt"/>
    </style:style>
    <style:style style:name="P87" style:family="paragraph" style:parent-style-name="List_20_Paragraph" style:list-style-name="WWNum46">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fo:language="es" fo:country="ES" style:font-name-asian="Calibri1" style:font-size-asian="8pt" style:font-name-complex="Calibri1" style:font-size-complex="8pt"/>
    </style:style>
    <style:style style:name="P88" style:family="paragraph" style:parent-style-name="List_20_Paragraph" style:list-style-name="WWNum44">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fo:language="es" fo:country="ES" style:font-name-asian="Calibri1" style:font-size-asian="8pt" style:font-name-complex="Calibri1" style:font-size-complex="8pt"/>
    </style:style>
    <style:style style:name="P89" style:family="paragraph" style:parent-style-name="List_20_Paragraph" style:list-style-name="WWNum38">
      <style:paragraph-properties fo:margin-left="0.1972in" fo:margin-right="0in" fo:margin-top="0in" fo:margin-bottom="0in" loext:contextual-spacing="true" fo:line-height="100%" fo:text-align="justify" style:justify-single-word="false" fo:text-indent="-0.1972in" style:auto-text-indent="false"/>
      <style:text-properties style:font-name="Arial Narrow" fo:font-size="8pt" fo:language="es" fo:country="ES" style:font-name-asian="Calibri1" style:font-size-asian="8pt" style:font-name-complex="Calibri1" style:font-size-complex="8pt"/>
    </style:style>
    <style:style style:name="P90" style:family="paragraph" style:parent-style-name="List_20_Paragraph" style:list-style-name="WWNum10">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style:font-name-asian="Calibri1" style:font-size-asian="8pt" style:font-name-complex="Calibri1" style:font-size-complex="8pt"/>
    </style:style>
    <style:style style:name="P91" style:family="paragraph" style:parent-style-name="List_20_Paragraph" style:list-style-name="WWNum39">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style:font-name-asian="Calibri1" style:font-size-asian="8pt" style:font-name-complex="Calibri1" style:font-size-complex="8pt"/>
    </style:style>
    <style:style style:name="P92" style:family="paragraph" style:parent-style-name="List_20_Paragraph" style:list-style-name="WWNum43">
      <style:paragraph-properties fo:margin-left="0.1972in" fo:margin-right="0in" fo:margin-top="0in" fo:margin-bottom="0in" loext:contextual-spacing="true" fo:line-height="100%" fo:text-align="justify" style:justify-single-word="false" fo:text-indent="-0.1972in" style:auto-text-indent="false">
        <style:tab-stops>
          <style:tab-stop style:position="0.1972in"/>
        </style:tab-stops>
      </style:paragraph-properties>
      <style:text-properties style:font-name="Arial Narrow" fo:font-size="8pt" style:font-name-asian="Calibri1" style:font-size-asian="8pt" style:font-name-complex="Calibri1" style:font-size-complex="8pt"/>
    </style:style>
    <style:style style:name="P93" style:family="paragraph" style:parent-style-name="List_20_Paragraph" style:list-style-name="WWNum34">
      <style:paragraph-properties fo:margin-left="0.2957in" fo:margin-right="0in" fo:margin-top="0in" fo:margin-bottom="0in" loext:contextual-spacing="true" fo:line-height="100%" fo:text-align="justify" style:justify-single-word="false" fo:text-indent="-0.2957in" style:auto-text-indent="false">
        <style:tab-stops>
          <style:tab-stop style:position="0.2957in"/>
        </style:tab-stops>
      </style:paragraph-properties>
      <style:text-properties style:font-name="Arial Narrow" fo:font-size="8pt" fo:language="es" fo:country="ES" style:font-name-asian="Calibri1" style:font-size-asian="8pt" style:font-name-complex="Calibri1" style:font-size-complex="8pt"/>
    </style:style>
    <style:style style:name="P94" style:family="paragraph" style:parent-style-name="List_20_Paragraph" style:list-style-name="WWNum40">
      <style:paragraph-properties fo:margin-left="0.2957in" fo:margin-right="0in" fo:margin-top="0in" fo:margin-bottom="0in" loext:contextual-spacing="true" fo:line-height="100%" fo:text-align="justify" style:justify-single-word="false" fo:text-indent="-0.2957in" style:auto-text-indent="false">
        <style:tab-stops>
          <style:tab-stop style:position="0.2957in"/>
        </style:tab-stops>
      </style:paragraph-properties>
      <style:text-properties style:font-name="Arial Narrow" fo:font-size="8pt" fo:language="es" fo:country="ES" style:font-name-asian="Calibri1" style:font-size-asian="8pt" style:font-name-complex="Calibri1" style:font-size-complex="8pt"/>
    </style:style>
    <style:style style:name="P95" style:family="paragraph" style:parent-style-name="List_20_Paragraph" style:list-style-name="WWNum45">
      <style:paragraph-properties fo:margin-left="0.2957in" fo:margin-right="0in" fo:margin-top="0in" fo:margin-bottom="0in" loext:contextual-spacing="true" fo:line-height="100%" fo:text-align="justify" style:justify-single-word="false" fo:text-indent="-0.2957in" style:auto-text-indent="false">
        <style:tab-stops>
          <style:tab-stop style:position="0.2957in"/>
        </style:tab-stops>
      </style:paragraph-properties>
      <style:text-properties style:font-name="Arial Narrow" fo:font-size="8pt" fo:language="es" fo:country="ES" style:font-name-asian="Calibri1" style:font-size-asian="8pt" style:font-name-complex="Calibri1" style:font-size-complex="8pt"/>
    </style:style>
    <style:style style:name="P96" style:family="paragraph" style:parent-style-name="List_20_Paragraph" style:list-style-name="WWNum42">
      <style:paragraph-properties fo:margin-left="0.2957in" fo:margin-right="0in" fo:margin-top="0in" fo:margin-bottom="0in" loext:contextual-spacing="true" fo:line-height="100%" fo:text-align="justify" style:justify-single-word="false" fo:text-indent="-0.2957in" style:auto-text-indent="false">
        <style:tab-stops>
          <style:tab-stop style:position="0.2957in"/>
        </style:tab-stops>
      </style:paragraph-properties>
      <style:text-properties style:font-name="Arial Narrow" fo:font-size="8pt" fo:language="es" fo:country="ES" style:font-name-asian="Calibri1" style:font-size-asian="8pt" style:font-name-complex="Calibri1" style:font-size-complex="8pt"/>
    </style:style>
    <style:style style:name="T1" style:family="text">
      <style:text-properties style:font-name="Arial Narrow" fo:font-size="8pt" fo:language="en" fo:country="US" style:font-size-asian="8pt" style:font-name-complex="Calibri1" style:font-size-complex="8pt" style:font-weight-complex="bold"/>
    </style:style>
    <style:style style:name="T2" style:family="text">
      <style:text-properties style:font-name="Arial Narrow" fo:font-size="8pt" style:font-size-asian="8pt" style:font-name-complex="Calibri1" style:font-size-complex="8pt"/>
    </style:style>
    <style:style style:name="T3" style:family="text">
      <style:text-properties style:font-name="Arial Narrow" fo:font-size="8pt" style:font-size-asian="8pt" style:font-name-complex="Calibri1" style:font-size-complex="8pt" style:font-weight-complex="bold"/>
    </style:style>
    <style:style style:name="T4" style:family="text">
      <style:text-properties style:font-name="Arial Narrow" fo:font-size="8pt" style:font-size-asian="8pt" style:font-name-complex="Arial1" style:font-size-complex="8pt" style:font-weight-complex="bold"/>
    </style:style>
    <style:style style:name="T5" style:family="text">
      <style:text-properties style:font-name="Arial Narrow" fo:font-size="8pt" fo:font-weight="bold" style:font-size-asian="8pt" style:font-weight-asian="bold" style:font-name-complex="Calibri1" style:font-size-complex="8pt"/>
    </style:style>
    <style:style style:name="T6" style:family="text">
      <style:text-properties style:font-name="Arial Narrow" fo:font-size="8pt" fo:font-weight="bold" style:font-size-asian="8pt" style:font-weight-asian="bold" style:font-name-complex="Calibri1" style:font-size-complex="8pt" style:font-weight-complex="bold"/>
    </style:style>
    <style:style style:name="T7" style:family="text">
      <style:text-properties style:font-name="Arial Narrow" fo:font-size="8pt" fo:font-weight="bold" style:font-name-asian="Calibri1" style:font-size-asian="8pt" style:font-weight-asian="bold" style:font-name-complex="Calibri1" style:font-size-complex="8pt"/>
    </style:style>
    <style:style style:name="T8" style:family="text">
      <style:text-properties style:font-name="Arial Narrow" fo:font-size="8pt" fo:font-weight="bold" style:font-name-asian="Calibri1" style:font-size-asian="8pt" style:font-weight-asian="bold" style:font-name-complex="Calibri1" style:font-size-complex="8pt" style:font-weight-complex="bold"/>
    </style:style>
    <style:style style:name="T9" style:family="text">
      <style:text-properties style:font-name="Arial Narrow" fo:font-size="8pt" fo:language="es" fo:country="none" fo:font-weight="bold" style:font-size-asian="8pt" style:font-weight-asian="bold" style:font-name-complex="Calibri1" style:font-size-complex="8pt" style:font-weight-complex="bold"/>
    </style:style>
    <style:style style:name="T10" style:family="text">
      <style:text-properties style:font-name="Arial Narrow" fo:font-size="8pt" fo:language="es" fo:country="none" fo:font-weight="bold" style:font-name-asian="Calibri1" style:font-size-asian="8pt" style:font-weight-asian="bold" style:font-name-complex="Calibri1" style:font-size-complex="8pt"/>
    </style:style>
    <style:style style:name="T11" style:family="text">
      <style:text-properties style:font-name="Arial Narrow" fo:font-size="8pt" fo:language="es" fo:country="none" style:font-name-asian="Calibri1" style:font-size-asian="8pt" style:font-name-complex="Calibri1" style:font-size-complex="8pt"/>
    </style:style>
    <style:style style:name="T12" style:family="text">
      <style:text-properties style:font-name="Arial Narrow" fo:font-size="8pt" fo:background-color="#c0c0c0" loext:char-shading-value="0" style:font-size-asian="8pt" style:font-size-complex="8pt"/>
    </style:style>
    <style:style style:name="T13" style:family="text">
      <style:text-properties style:font-name="Arial Narrow" fo:font-size="8pt" fo:language="es" fo:country="ES" style:font-size-asian="8pt" style:font-name-complex="Calibri1" style:font-size-complex="8pt"/>
    </style:style>
    <style:style style:name="T14" style:family="text">
      <style:text-properties style:font-name="Arial Narrow" fo:font-size="8pt" fo:language="es" fo:country="ES" style:font-size-asian="8pt" style:font-name-complex="Calibri1" style:font-size-complex="8pt" style:font-weight-complex="bold"/>
    </style:style>
    <style:style style:name="T15" style:family="text">
      <style:text-properties style:font-name="Arial Narrow" fo:font-size="8pt" fo:language="es" fo:country="ES" style:font-name-asian="Calibri1" style:font-size-asian="8pt" style:font-name-complex="Calibri1" style:font-size-complex="8pt"/>
    </style:style>
    <style:style style:name="T16" style:family="text">
      <style:text-properties style:font-name="Arial Narrow" fo:font-size="8pt" fo:language="es" fo:country="ES" style:font-name-asian="Calibri1" style:font-size-asian="8pt" style:font-name-complex="Calibri1" style:font-size-complex="8pt" style:font-weight-complex="bold"/>
    </style:style>
    <style:style style:name="T17" style:family="text">
      <style:text-properties style:font-name="Arial Narrow" fo:font-size="8pt" fo:language="es" fo:country="ES" fo:background-color="#808080" loext:char-shading-value="0" style:font-name-asian="Calibri1" style:font-size-asian="8pt" style:font-name-complex="Calibri1" style:font-size-complex="8pt"/>
    </style:style>
    <style:style style:name="T18" style:family="text">
      <style:text-properties style:font-name="Arial Narrow" fo:font-size="8pt" fo:language="es" fo:country="ES" fo:font-weight="bold" style:font-name-asian="Calibri1" style:font-size-asian="8pt" style:font-weight-asian="bold" style:font-name-complex="Calibri1" style:font-size-complex="8pt"/>
    </style:style>
    <style:style style:name="T19" style:family="text">
      <style:text-properties style:font-name="Arial Narrow" fo:font-size="8pt" fo:language="es" fo:country="ES" fo:font-weight="bold" style:font-name-asian="Calibri1" style:font-size-asian="8pt" style:font-weight-asian="bold" style:font-name-complex="Calibri1" style:font-size-complex="8pt" style:font-weight-complex="bold"/>
    </style:style>
    <style:style style:name="T20" style:family="text">
      <style:text-properties style:font-name="Arial Narrow" fo:font-size="8pt" fo:language="es" fo:country="ES" fo:background-color="transparent" loext:char-shading-value="0" style:font-name-asian="Calibri1" style:font-size-asian="8pt" style:font-name-complex="Calibri1" style:font-size-complex="8pt"/>
    </style:style>
    <style:style style:name="T21" style:family="text">
      <style:text-properties style:font-name="Arial Narrow" fo:font-size="8pt" fo:language="es" fo:country="ES" fo:background-color="transparent" loext:char-shading-value="0" style:font-name-asian="Calibri1" style:font-size-asian="8pt" style:font-name-complex="Calibri1" style:font-size-complex="8pt"/>
    </style:style>
    <style:style style:name="T22" style:family="text">
      <style:text-properties style:font-name="Arial Narrow" fo:font-size="8pt" style:font-name-asian="Calibri1" style:font-size-asian="8pt" style:font-name-complex="Calibri1" style:font-size-complex="8pt"/>
    </style:style>
    <style:style style:name="T23" style:family="text">
      <style:text-properties style:font-name="Arial Narrow" fo:font-size="8pt" style:font-name-asian="Calibri1" style:font-size-asian="8pt" style:font-name-complex="Calibri1" style:font-size-complex="8pt" style:font-weight-complex="bold"/>
    </style:style>
    <style:style style:name="T24" style:family="text">
      <style:text-properties style:font-name="Arial Narrow" fo:font-size="8pt" fo:background-color="#808080" loext:char-shading-value="0" style:font-name-asian="Calibri1" style:font-size-asian="8pt" style:font-name-complex="Calibri1" style:font-size-complex="8pt"/>
    </style:style>
    <style:style style:name="T25" style:family="text">
      <style:text-properties style:font-name="Arial Narrow" fo:font-size="8pt" fo:background-color="transparent" loext:char-shading-value="0" style:font-name-asian="Calibri1" style:font-size-asian="8pt" style:font-name-complex="Calibri1" style:font-size-complex="8pt"/>
    </style:style>
    <style:style style:name="T26" style:family="text">
      <style:text-properties style:font-name="Arial Narrow" fo:font-size="8pt" fo:background-color="transparent" loext:char-shading-value="0" style:font-name-asian="Calibri1" style:font-size-asian="8pt" style:font-name-complex="Calibri1" style:font-size-complex="8pt"/>
    </style:style>
    <style:style style:name="T27" style:family="text">
      <style:text-properties fo:color="#595959" style:font-name="Arial Narrow" fo:font-size="8pt" fo:font-weight="bold" fo:background-color="#c0c0c0" loext:char-shading-value="0" style:font-size-asian="8pt" style:font-weight-asian="bold" style:font-name-complex="Calibri1" style:font-size-complex="8pt" style:font-weight-complex="bold"/>
    </style:style>
    <style:style style:name="T28" style:family="text">
      <style:text-properties fo:color="#595959" style:font-name="Arial Narrow" fo:font-size="8pt" fo:font-weight="bold" style:font-size-asian="8pt" style:font-weight-asian="bold" style:font-name-complex="Calibri1" style:font-size-complex="8pt" style:font-weight-complex="bold"/>
    </style:style>
    <style:style style:name="T29" style:family="text">
      <style:text-properties style:use-window-font-color="true" style:font-name="Arial Narrow" fo:font-size="8pt" fo:language="es" fo:country="ES" style:text-underline-style="none" style:font-name-asian="Calibri1" style:font-size-asian="8pt" style:font-name-complex="Calibri1" style:font-size-complex="8pt" style:font-weight-complex="bold"/>
    </style:style>
    <style:style style:name="T30" style:family="text">
      <style:text-properties style:use-window-font-color="true" style:font-name="Arial Narrow" fo:font-size="8pt" style:text-underline-style="none" style:font-size-asian="8pt" style:font-name-complex="Calibri1" style:font-size-complex="8pt"/>
    </style:style>
    <style:style style:name="Sect1" style:family="section">
      <style:section-properties style:editable="false">
        <style:columns fo:column-count="2" fo:column-gap="0.2307in">
          <style:column style:rel-width="32767*" fo:start-indent="0in" fo:end-indent="0.1154in"/>
          <style:column style:rel-width="32768*" fo:start-indent="0.1154in" fo:end-indent="0in"/>
        </style:columns>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editable="false">
        <style:columns fo:column-count="2" fo:column-gap="0.2307in">
          <style:column style:rel-width="32767*" fo:start-indent="0in" fo:end-indent="0.1154in"/>
          <style:column style:rel-width="32768*" fo:start-indent="0.115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8"/>
        <text:p text:style-name="P16"><text:bookmark-start text:name="_Hlk35343717"/><text:span text:style-name="T6">CONTRATO NORMATIVO DE FACTORAJE FINANCIERO </text:span><text:bookmark-end text:name="_Hlk35343717"/><text:span text:style-name="T6">QUE CELEBRAN, EN ADELANTE EL “CONTRATO” O EL “FACTORAJE”:</text:span><text:bookmark text:name="_Hlk35343039"/></text:p>
        <text:p text:style-name="P2"/>
        <text:list xml:id="list4053224104" text:style-name="WWNum19">
          <text:list-item>
            <text:p text:style-name="P45"><text:bookmark-start text:name="_Hlk31851732"/><text:span text:style-name="T9">DEX ONE FOMENTO MÉXICO, </text:span><text:bookmark-end text:name="_Hlk31851732"/><text:span text:style-name="T6">SOCIEDAD ANÓNIMA PROMOTORA DE INVERSIÓN DE CAPITAL VARIABLE, SOCIEDAD FINANCIERA DE OBJETO MÚLTIPLE, ENTIDAD NO REGULADA, REPRESENTADA POR SU(S) APODERADO(S) LEGAL(ES), A QUIEN SE LE DENOMINARÁ COMO “ACREDITANTE”.</text:span></text:p>
          </text:list-item>
        </text:list>
        <text:p text:style-name="P3"/>
        <text:list xml:id="list162728292312054" text:continue-numbering="true" text:style-name="WWNum19">
          <text:list-item>
            <text:p text:style-name="P45"><text:span text:style-name="T27">[ <text:s/>NOMBRE DEL CLIENTE <text:s/>]</text:span><text:span text:style-name="T28">,</text:span><text:span text:style-name="T6"> REPRESENTADA POR EL(LA) C. <text:s text:c="30"/></text:span><text:span text:style-name="T27">[ REPRESENTANTE LEGAL ]</text:span><text:span text:style-name="T6"> EN SU CARÁCTER DE REPRESTENTANTE LEGAL O APODERADO (SEGÚN SEA EL CASO), A QUIEN SE DENOMINARÁ COMO “EL ACREDITADO”,</text:span></text:p>
          </text:list-item>
        </text:list>
        <text:p text:style-name="P21"/>
        <text:list xml:id="list162728131329708" text:continue-numbering="true" text:style-name="WWNum19">
          <text:list-item>
            <text:p text:style-name="P45"><text:span text:style-name="T27">[ <text:s/>NOMBRE DEL CLIENTE <text:s/>]</text:span><text:span text:style-name="T28">,</text:span><text:span text:style-name="T6"> EN SU CASO, REPRESENTADA POR EL(LA) C. </text:span><text:span text:style-name="T27">[ REPRESENTANTE LEGAL ]</text:span><text:span text:style-name="T6">, COMO AVAL(ES) U OBLIGADO(S) SOLIDARIO(S), DEL(LOS) CRÉDITO(S) QUE AMPARE(N) ESTE CONTRATO.</text:span><text:bookmark text:name="_Hlk35343002"/></text:p>
          </text:list-item>
        </text:list>
        <text:p text:style-name="P21"/>
        <text:p text:style-name="P51">TODOS LOS ANTERIORES EN FORMA CONJUNTA SERÁN DESIGNADOS COMO “LAS PARTES”, DE CONFORMIDAD CON LAS DECLARACIONES, CONDICIONES Y CLÁUSULAS SIGUIENTES:<text:bookmark text:name="_Hlk35343184"/></text:p>
        <text:p text:style-name="P5"/>
        <text:p text:style-name="P6">DECLARACIONES</text:p>
        <text:p text:style-name="P6"/>
        <text:p text:style-name="P30">I. DECLARA EL ACREDITANTE, QUE:</text:p>
        <text:list xml:id="list2157088013" text:style-name="WWNum4">
          <text:list-item>
            <text:p text:style-name="P53">DEX ONE FOMENTO MÉXICO S.A.P.I. DE C.V., es una sociedad legalmente constituida de conformidad con las leyes de los Estados Unidos Mexicanos, según consta en la escritura pública número 58,181, de 05 de abril de 2019, pasada ante la fe del Lic. ERIK NAMUR CAMPESINO, Notario Número 54 de la Ciudad de México, adoptando la modalidad de sociedad financiera de objeto múltiple, entidad no regulada (SOFOM, E.N.R.), mediante escritura 70,136 de fecha 24 de octubre de 2019, pasada ante la fe del Lic. Francisco Xavier Arredondo Galván, Notario 173 de la Ciudad de México.</text:p>
          </text:list-item>
          <text:list-item>
            <text:p text:style-name="P55">Sus representantes legales cuentan con las facultades necesarias para la celebración del presente contrato, las cuales no le han sido revocadas, modificadas ni limitadas en forma alguna.</text:p>
          </text:list-item>
          <text:list-item>
            <text:p text:style-name="P46"><text:span text:style-name="T2">Su domicilio para todos los efectos del presente contrato es el ubicado en </text:span><text:bookmark-start text:name="_Hlk14859393"/><text:bookmark-start text:name="_Hlk35426362"/><text:span text:style-name="T16">Blvd. Valle de San Javier, Ext. 215, 4to piso, Col. Valle de San Javier, Pachuca de Soto, Hidalgo, C.P. 42086</text:span><text:span text:style-name="T2">.</text:span><text:bookmark-end text:name="_Hlk35426362"/><text:span text:style-name="T2"> </text:span><text:bookmark-end text:name="_Hlk14859393"/></text:p>
          </text:list-item>
          <text:list-item>
            <text:p text:style-name="P53">Para su constitución y operación no requiere autorización de la SHCP; y para la realización de sus operaciones está sujeta a la supervisión de la CNBV únicamente para efectos de lo dispuesto por el artículo 56 de la Ley General de Organizaciones y Actividades Auxiliares del Crédito.</text:p>
          </text:list-item>
          <text:list-item>
            <text:p text:style-name="P53">Cuenta con capacidad jurídica y económica suficiente para hacer frente a las obligaciones que asume por virtud de este contrato.</text:p>
          </text:list-item>
          <text:list-item>
            <text:p text:style-name="P53">Su página de internet es: www.dexone.mx</text:p>
          </text:list-item>
          <text:list-item>
            <text:p text:style-name="P53">El presente contrato fue debidamente registrado mediante el portal del Registro de Contratos de Adhesión de la Comisión Nacional para Protección y Defensa de los Usuarios de Servicios Financieros bajo el número: __________________</text:p>
          </text:list-item>
        </text:list>
        <text:p text:style-name="P8"/>
        <text:p text:style-name="P16"><text:span text:style-name="T11">II. </text:span><text:span text:style-name="T10">DECLARA EL ACREDITADO, A TRAVÉS DE SU REPRESENTANTE LEGAL, QUE;</text:span></text:p>
        <text:list xml:id="list3083012421" text:style-name="WWNum20">
          <text:list-item>
            <text:p text:style-name="P75">Es una sociedad mercantil debidamente constituida y válidamente existente de conformidad con las leyes de los Estados Unidos Mexicanos, según consta en el Testimonio del Instrumento Público No. _________, de fecha __________ de _____ de 20______, otorgado ante la fe del Lic. _____________, Titular de la Notaría Pública No. _______ del Estado de ____; e inscrita en el Registro Público de Comercio del Estado de ______________, bajo el Folio Mercantil No. ___________.</text:p>
          </text:list-item>
          <text:list-item>
            <text:p text:style-name="P75">Su representante legal cuenta con los poderes suficientes para representarla tal y como consta en Instrumento Público No. _________, de fecha _______ de _____ de 20______, otorgado ante la fe del Lic. _____________, Titular de la Notaría Pública No. _______ del ____; e inscrita en el Registro Público de Comercio del Estado ___________, mismos que no le han sido revocadas, limitadas o modificadas de forma alguna a la fecha de celebración del presente Contrato.</text:p>
          </text:list-item>
          <text:list-item>
            <text:p text:style-name="P77">Que dentro de su objeto social está contemplada la posibilidad de celebrar el tipo de operación que se consigna en este Contrato y con su celebración no viola ningún convenio, contrato o resolución en los cuales sea parte. </text:p>
          </text:list-item>
          <text:list-item>
            <text:p text:style-name="P76">Su clave del Registro Federal de Contribuyentes es _________.</text:p>
          </text:list-item>
          <text:list-item>
            <text:p text:style-name="P75">Cuenta con los recursos económicos necesarios y suficientes para hacer frente y cumplir con cualquier obligación emanada del presente Contrato, y que la procedencia de los recursos con los cuales liquidará sus obligaciones es de origen lícito.</text:p>
          </text:list-item>
          <text:list-item>
            <text:p text:style-name="P75">Para los efectos del presente contrato señala como su domicilio el ubicado en: __________.</text:p>
          </text:list-item>
          <text:list-item>
            <text:p text:style-name="P75">Ha obtenido todos los acuerdos y autorizaciones corporativas y todos los permisos y llenado todos los requisitos exigidos por las leyes aplicables y autoridades competentes para celebrar el presente CONTRATO y dar cumplimiento a las obligaciones aquí contraídas.</text:p>
          </text:list-item>
          <text:list-item>
            <text:p text:style-name="P75">Sabe y comprende el contenido, alcance y efectos del Contrato y es su deseo celebrar el presente Contrato en los términos y condiciones de este con el ACREEDOR, a efecto de obtener el crédito.</text:p>
          </text:list-item>
          <text:list-item>
            <text:p text:style-name="P75">Que le fue informado el costo anual total del contrato.</text:p>
          </text:list-item>
        </text:list>
        <text:p text:style-name="P4"/>
        <text:p text:style-name="P4">III. <text:s/>DECLARA EL(LA) OBLIGADO(A) SOLIDARIO(A) QUE:</text:p>
        <text:list xml:id="list248372907" text:style-name="WWNum21">
          <text:list-item>
            <text:p text:style-name="P52">En el supuesto de ser persona física:</text:p>
          </text:list-item>
        </text:list>
        <text:list xml:id="list1060643031" text:style-name="WWNum2">
          <text:list-item>
            <text:p text:style-name="P56">Tiene plena capacidad de goce y de ejercicio y con capacidad de entender, por lo que puede comprometerse en los términos del presente Contrato.</text:p>
          </text:list-item>
          <text:list-item>
            <text:p text:style-name="P69">Su Clave de Registro de Población (CURP) es la que señaló en la solicitud del contrato.</text:p>
          </text:list-item>
          <text:list-item>
            <text:p text:style-name="P69">Estar plenamente consciente de los derechos y obligaciones que por este medio contrae como obligado solidario, así como de los términos y las condiciones estipuladas en el presente contrato.</text:p>
          </text:list-item>
          <text:list-item>
            <text:p text:style-name="P69">Para los efectos del presente contrato señala como su domicilio el agregado en la solicitud.</text:p>
          </text:list-item>
          <text:list-item>
            <text:p text:style-name="P69">Cuenta con los recursos económicos necesarios y suficientes para hacer frente y cumplir con cualquier obligación emanada del presente Contrato, y que la procedencia de los recursos con los cuales liquidará sus obligaciones son de origen lícito.</text:p>
          </text:list-item>
          <text:list-item>
            <text:p text:style-name="P69">Está de acuerdo en constituirse como obligado solidario de las obligaciones que asume EL ACREDITADO bajo los términos y condiciones estipuladas en el presente contrato.</text:p>
          </text:list-item>
        </text:list>
        <text:p text:style-name="P24"/>
        <text:list xml:id="list162728431082128" text:continue-list="list248372907" text:style-name="WWNum21">
          <text:list-item>
            <text:p text:style-name="P52">En el supuesto de ser persona moral, declara por conducto de su apoderado legal:</text:p>
          </text:list-item>
        </text:list>
        <text:list xml:id="list1386262422" text:style-name="WWNum3">
          <text:list-item>
            <text:p text:style-name="P57">Es una sociedad debidamente constituida y válidamente existente de conformidad con las leyes de los Estados Unidos Mexicanos.</text:p>
          </text:list-item>
          <text:list-item>
            <text:p text:style-name="P70">Su representante legal cuenta con los poderes suficientes para representarla y los mismos no le han sido revocados, limitados o modificados de forma alguna a la fecha de celebración del presente Contrato.</text:p>
          </text:list-item>
          <text:list-item>
            <text:p text:style-name="P70">Su clave del Registro Federal de Contribuyentes es la señalada en la solicitud.</text:p>
          </text:list-item>
          <text:list-item>
            <text:p text:style-name="P70">Cuenta con los recursos económicos necesarios y suficientes para hacer frente y cumplir con cualquier obligación emanada del presente Contrato, y que la procedencia de los recursos con los cuales cumplirá sus obligaciones es de origen lícito.</text:p>
          </text:list-item>
          <text:list-item>
            <text:p text:style-name="P70">No existe violación a disposición legal alguna que constituya un obstáculo para la celebración de este Contrato.</text:p>
          </text:list-item>
          <text:list-item>
            <text:p text:style-name="P70">Estar plenamente consciente de los derechos y obligaciones que por este medio contrae, así como de los términos y las condiciones estipuladas en el presente contrato.</text:p>
          </text:list-item>
          <text:list-item>
            <text:p text:style-name="P71">Para los efectos del presente contrato su domicilio es el señalado en la solicitud. </text:p>
          </text:list-item>
          <text:list-item>
            <text:p text:style-name="P70">Está de acuerdo en constituirse como obligado solidario de las obligaciones que asume EL ACREDITADO bajo los términos y condiciones estipuladas en el presente contrato, por el otorgamiento del factoraje que EL ACREDITANTE efectúa al ACREDITADO.</text:p>
          </text:list-item>
        </text:list>
        <text:p text:style-name="P26"/>
        <text:list xml:id="list722757963" text:style-name="WWNum6">
          <text:list-item>
            <text:p text:style-name="P78"><text:s/>DECLARAN LAS PARTES QUE:</text:p>
          </text:list-item>
        </text:list>
        <text:list xml:id="list3615393615" text:style-name="WWNum5">
          <text:list-item>
            <text:p text:style-name="P72">Se reconocen la capacidad jurídica, personalidad con las que, respectivamente, comparecen para celebrar el Contrato.</text:p>
          </text:list-item>
          <text:list-item>
            <text:p text:style-name="P72">Para el supuesto de intervenir de manera conjunta en diversa estipulación del Contrato, se les denominará como las “PARTES”.</text:p>
          </text:list-item>
          <text:list-item>
            <text:p text:style-name="P72"><text:soft-page-break/>El Contrato lo celebran: (i) de mutuo acuerdo; (ii) sin que medie coacción alguna de diversa especie; (iii) sin que exista diverso vicio de la voluntad; y, (iv) bajo el amparo de sus estipulaciones.</text:p>
          </text:list-item>
          <text:list-item>
            <text:p text:style-name="P72">La Solicitud, así como la información y documentación que el ACREDITADO proporcionó y presentó al ACREDITANTE, son integrantes, para los efectos conducentes del Contrato.</text:p>
          </text:list-item>
          <text:list-item>
            <text:p text:style-name="P68"><text:span text:style-name="T4">La Cesión de Derechos de Crédito marcado como “</text:span><text:span text:style-name="T15">Anexo B”</text:span><text:span text:style-name="T4"> y sus subsecuentes agregados, y la relación de deudores de crédito marcada como </text:span><text:span text:style-name="T15">“Anexo B” Formato de Cesión de Derechos</text:span><text:span text:style-name="T4"> y sus subsecuentes agregados, forman parte integrante del presente contrato, mismos que se firman por ambas partes al elaborarse.</text:span></text:p>
          </text:list-item>
          <text:list-item>
            <text:p text:style-name="P72">Que sus representantes legales, están debidamente facultados para obligarlas en términos del presente, y en que sus facultades no les han sido revocadas, limitadas o modificadas de manera alguna a la fecha del presente contrato.</text:p>
          </text:list-item>
        </text:list>
        <text:p text:style-name="P25"/>
        <text:p text:style-name="P73">DEFINICIONES</text:p>
        <text:p text:style-name="P31">Para efectos del presente Contrato, ya sea en singular o plural, se entiende por:</text:p>
        <text:list xml:id="list1608230631" text:style-name="WWNum1">
          <text:list-item>
            <text:list>
              <text:list-item>
                <text:p text:style-name="P59">AFORO: Cantidad que se descuenta por anticipado en calidad de garantía y que será devuelta al ACREDITADO por EL ACREDITANTE por cada operación que se concluya.</text:p>
              </text:list-item>
              <text:list-item>
                <text:p text:style-name="P74"><text:span text:style-name="T15">ANTICIPO A PAGAR. </text:span><text:span text:style-name="T22">Es la cantidad que el ACREDITANTE</text:span><text:span text:style-name="T8"> </text:span><text:span text:style-name="T22">entregará al ACREDITADO, la cual resulta de descontar al Precio de los Derechos de Crédito, la cantidad porcentual que el ACREDITANTE determinará en cada Anexo A que se suscriba al amparo del presente Contrato.</text:span></text:p>
              </text:list-item>
              <text:list-item>
                <text:p text:style-name="P59">CARÁTULA. documento que es parte integrante del Contrato, en el que se establece la Información del Contrato que indica el Contrato y/o que se relaciona al Crédito. Los importes que se asientan en la Carátula se expresan en pesos, moneda nacional. En ella se establecen los elementos esenciales de la operación que permitan al acreditado comparar los servicios del mismo tipo ofrecido por diversas Entidades, entre otros datos, monto, plazo, tasa y forma de pago del contrato otorgado por EL ACREDITANTE. </text:p>
              </text:list-item>
              <text:list-item>
                <text:p text:style-name="P59">CERTIFICADO. Todo Mensaje de Datos u otro registro que confirme el vínculo entre un Firmante y los datos de creación de Firma Electrónica.</text:p>
              </text:list-item>
              <text:list-item>
                <text:p text:style-name="P64">COSTO ANUAL TOTAL. Las PARTES acuerdan que el costo anual total (de ahora en adelante CAT) de financiamiento expresado en términos porcentuales anuales que, para fines informativos y de comparación, incorpora la totalidad de los costos y gastos inherentes al Crédito, asciende al porcentaje indicado en la Carátula, mismo que fue explicado y se hizo del conocimiento del ACREDITADO por parte del ACREDITANTE. Queda expresamente entendido y acordado por las PARTES que el porcentaje del CAT indicado en la Carátula, que se obtuvo conforme a la fórmula, los componentes y la metodología de cálculo establecidos en las disposiciones aplicables, no refleja los costos y gastos reales del Crédito, que se integran en el Importe Total del Crédito, que deberá ser pagado por EL ACREDITADO; toda vez que: (i) el porcentaje del CAT, es considerablemente superior con relación al porcentaje que resulta de la adición de la Tasa de Interés Ordinario anual; y, (ii) la Tasa de Interés Ordinario del Crédito, son los únicos costos y gastos que deberán ser pagados al ACREDITANTE. </text:p>
              </text:list-item>
              <text:list-item>
                <text:p text:style-name="P59">DATOS DE CREACIÓN DE FIRMA ELECTRÓNICA. Son los datos únicos, como códigos o claves criptográficas privadas, que el Firmante genera de manera secreta y utiliza para crear su Firma Electrónica, a fin de lograr el vínculo entre dicha Firma Electrónica y el Firmante.</text:p>
              </text:list-item>
              <text:list-item>
                <text:p text:style-name="P59">DEPOSITARIO. Persona física o moral que recibe en depósito los DERECHOS DE CREDITO transmitidos por LA ACREDITADA a LA ACREDITANTE.</text:p>
              </text:list-item>
              <text:list-item>
                <text:p text:style-name="P59">DESTINATARIO. La persona designada por el Emisor para recibir el Mensaje de Datos, pero que no esté actuando a título de Intermediario con respecto a dicho Mensaje.</text:p>
              </text:list-item>
              <text:list-item>
                <text:p text:style-name="P59">DÍA HÁBIL. Cualquier día de la semana, excluyendo los días sábado y domingo, así como los días en que, conforme a las disposiciones aplicables, las instituciones de crédito deban cerrar sus puertas, suspender operaciones y la prestación de servicios al público.</text:p>
              </text:list-item>
              <text:list-item>
                <text:p text:style-name="P59">DESCUENTO. Es el porcentaje que determina el ACREDITANTE sobre el valor nominal de los Derechos de Crédito, dentro del cual se encuentran incluidos los costos financieros.</text:p>
              </text:list-item>
              <text:list-item>
                <text:p text:style-name="P59">FIRMANTE. La persona que posee los datos de la creación de la firma y que actúa en nombre propio o de la persona a la que representa.</text:p>
              </text:list-item>
              <text:list-item>
                <text:p text:style-name="P59">COMISIÓN: A cualquier cargo, independientemente de su denominación o modalidad, diferente al interés, que las Entidades Financieras cobren a los Usuarios, por operaciones activas o de servicio, incluidos los cargos por el uso o aceptación de Medios de Disposición.</text:p>
              </text:list-item>
              <text:list-item>
                <text:p text:style-name="P59">CONDUSEF. Comisión Nacional para la Protección y Defensa de los Usuarios de los Servicios financieros.</text:p>
              </text:list-item>
              <text:list-item>
                <text:p text:style-name="P59">EMISOR. Toda persona que, al tenor del Mensaje de Datos, haya actuado a nombre propio o en cuyo nombre se haya enviado o generado ese mensaje antes de ser archivado, si éste es el caso, pero que no haya actuado a título de Intermediario.</text:p>
              </text:list-item>
              <text:list-item>
                <text:p text:style-name="P59">FIRMA ELECTRÓNICA. Son los datos en forma electrónica consignados en un mensaje de datos, o adjuntados o lógicamente asociados al mismo por cualquier tecnología, que son utilizados para identificar que el firmante aprueba la información contenida en el mensaje de datos y que produce los mismos efectos que la firma autógrafa.</text:p>
              </text:list-item>
              <text:list-item>
                <text:p text:style-name="P59">INTERMEDIARIO. En relación con un determinado Mensaje de Datos, se entenderá toda persona que, actuando por cuenta de otra, envíe, reciba o archive dicho Mensaje o preste algún otro servicio con respecto a él.</text:p>
              </text:list-item>
              <text:list-item>
                <text:p text:style-name="P59">MENSAJE DE DATOS. La información generada, enviada, recibida o archivada por medios electrónicos, ópticos o cualquier otra tecnología.</text:p>
              </text:list-item>
              <text:list-item>
                <text:p text:style-name="P65">SALDO INSOLUTO. Al monto de crédito, sin incluir accesorios, pendiente de amortizar.</text:p>
              </text:list-item>
              <text:list-item>
                <text:p text:style-name="P49"><text:bookmark-start text:name="_Hlk34990008"/><text:span text:style-name="T2">SISTEMA DE INFORMACIÓN</text:span><text:bookmark-end text:name="_Hlk34990008"/><text:span text:style-name="T2">. Se entenderá todo sistema utilizado para generar, enviar, recibir, archivar o procesar de alguna otra forma Mensajes de Datos.</text:span></text:p>
              </text:list-item>
              <text:list-item>
                <text:p text:style-name="P65">SOLICITUD. Refiere al documento que forma parte del contrato y que contiene los datos generales del ACREDITADO, así como la solicitud expresa del crédito.</text:p>
              </text:list-item>
              <text:list-item>
                <text:p text:style-name="P54">TITULAR DEL CERTIFICADO. Se entenderá a la persona a cuyo favor fue expedido el Certificado.</text:p>
              </text:list-item>
              <text:list-item>
                <text:p text:style-name="P49"><text:span text:style-name="T15">UDIS.</text:span><text:span text:style-name="T2"> Unidades de Inversión.</text:span></text:p>
              </text:list-item>
            </text:list>
          </text:list-item>
        </text:list>
        <text:p text:style-name="P22"/>
        <text:p text:style-name="P31">Expuesto los ANTECEDENTES, DECLARACIONES y DEFINICIONES anteriores, las PARTES otorgan y se sujetan a las siguientes:</text:p>
        <text:p text:style-name="P13"><text:tab/></text:p>
        <text:p text:style-name="P38">CLAÚSULAS</text:p>
        <text:p text:style-name="P12"/>
        <text:p text:style-name="P16"><text:span text:style-name="T19">PRIMERA. OBJETO.</text:span><text:span text:style-name="T15"> El ACREDITANTE adquirirá los derechos de crédito que este último tenga a su favor respecto de un determinado o determinable Deudor o Deudores del ACREDITADO, en los términos de la modalidad del factoraje que pacten las partes en términos del contrato.</text:span></text:p>
        <text:p text:style-name="P39">Podrán ser objeto del presente contrato, cualquier derecho de crédito denominado en moneda nacional o extranjera que se encuentren documentados en facturas, contrarrecibos, títulos de crédito, mensajes de datos, en los términos del Título Segundo del Libro Segundo del Código de Comercio, o cualesquier otros documentos, que acrediten la existencia de dichos derechos de crédito.</text:p>
        <text:p text:style-name="P12">Las partes acuerdan que tales derechos de crédito serán los que el ACREDITADO y el ACREDITANTE convengan por escrito, sin perjuicio de que podrán ser escogidos entre los enlistados en el ANEXO A (Relación de Clientes Deudores).</text:p>
        <text:p text:style-name="P12">Para tal efecto, el ACREDITADO, enviará al ACREDITANTE, la propuesta, con la relación adicional de las personas emisoras o documentos de los que puedan descontar tales derechos de crédito, así como los documentos relativos. La información deberá ser suficiente para que el ACREDITANTE pueda verificar la existencia de los créditos, su vigencia y cualquier otro aspecto relevante de dichos instrumentos. Una vez recibida la información completa, el ACREDITANTE notificará al ACREDITADO, a más tardar en cinco días hábiles al ACREDITADO, aquellos instrumentos que han sido autorizados para ser sujeto de crédito.</text:p>
        <text:p text:style-name="P12">Para formalizar cada operación, las partes del presente, en su caso, suscribirán con firma autógrafa o electrónica el ANEXO “B” que contiene el Formato de Cesión de Derechos, según acuerden las partes, así como el anexo con la Relación de los Documentos Cedidos (ANEXO A), con el numeral relativo, según corresponda al número de cesión; asimismo se procederá en los términos de la cláusula siguiente.</text:p>
        <text:p text:style-name="P16"><text:span text:style-name="T15">Las Partes convienen en que la adquisición de los derechos de Crédito por parte del ACREDITANTE será hasta por la cantidad de </text:span><text:span text:style-name="T26">$__________ pesos <text:s text:c="2"/>___/100 moneda nacional) </text:span><text:span text:style-name="T22">cantidad que se fija como límite para la adquisición de Derechos de Crédito no vencidos por parte del Cliente, sujeta a la disponibilidad de recursos por parte del ACREDITANTE, sea en una o varias operaciones de factoraje financiero; en cuyo caso, en los Anexos correspondientes se especificarán tanto los Deudores como el monto de los Derechos de Crédito. Esta cantidad podrá modificarse por el ACREDITANTE, de manera discrecional y en función del comportamiento financiero de los deudores del ACREDITADO. </text:span><text:span text:style-name="T15">Dicho Monto Máximo se podrá ir restableciendo en la medida de los pagos que, efectivamente, </text:span><text:soft-page-break/><text:span text:style-name="T15">realicen los Deudores y/o el ACREDITADO de los derechos de crédito al ACREDITANTE.</text:span></text:p>
        <text:p text:style-name="P12"/>
        <text:p text:style-name="P16"><text:span text:style-name="T19">SEGUNDA. ENTREGA DE LA DOCUMENTACIÓN.</text:span><text:span text:style-name="T15"> Según la naturaleza de la derechos de crédito, y según sea el caso, el ACREDITADO, entregará al ACREDITANTE, la documentación necesaria para realizar las operaciones, ya sea por medio del sistema de información, o físicamente en original, misma que además, deberá sustentar los Derechos de Crédito para realizar la cobranza y comprobar la existencia de los Créditos transmitidos, con los endosos en propiedad respectivos; así como el “ANEXO B” FORMATO DE CESIÓN DE DERECHOS (Formato de Cesión de Derechos) y la Tabla relativa (Relación de Documentos Cedidos), mismos que serán debidamente llenados y firmados, los cuales forman parte integral del presente contrato.</text:span></text:p>
        <text:p text:style-name="P12">Para operaciones sucesivas, el ACREDITADO y el ACREDITANTE procederán en los mismos términos que anteceden, es decir, mediante la firma de un ejemplar del modelo de Formato de Cesión de Derechos (“ANEXO B” FORMATO DE CESIÓN DE DERECHOS) con firma electrónica por cada operación de factoraje autorizada y convenida. Una vez suscrito el Formato de Cesión de Derechos, y que el ACREDITADO realice la entrega de los documentos que amparen los derechos de crédito debidamente endosados o cedidos, podrá disponer de los recursos correspondientes.</text:p>
        <text:p text:style-name="P12">Dado que las operaciones de cesión de Derechos de Crédito son en modalidad de factoraje con recurso, el ACREDITADO y/o “El Cedente”, deberá siempre documentar las Cesiones de derecho de cobro por medio del “ANEXO B” FORMATO DE CESIÓN DE DERECHOS (Formato de Cesión de Derechos), con el Anexo denominado (Tabla _ ), con el numeral que corresponda.</text:p>
        <text:p text:style-name="P12">Las operaciones que se documenten en los Formato de Cesión de Derechos y su Tabla correspondiente, para cada una de las operaciones, deberá integrar los títulos de crédito o instrumentos de cobranza cedidas a favor del ACREDITANTE y/o CESIONARIO para su registro debido en el RUG (Registro Único de Garantías), de la Secretaría de Economía (SE), en su caso.</text:p>
        <text:p text:style-name="P12"/>
        <text:p text:style-name="P16"><text:span text:style-name="T19">TERCERA. DETERMINACIÓN DEL PRECIO DEL FACTORAJE Y PAGO DEL IMPORTE.</text:span><text:span text:style-name="T15"> Como contraprestación en favor del ACREDITADO por la transmisión de cada DERECHO DE CRÉDITO, el ACREDITANTE entregará al ACREDITADO el importe descontado correspondiente de conformidad con el cálculo que a continuación se describe:</text:span></text:p>
        <text:list xml:id="list731059779" text:style-name="WWNum35">
          <text:list-item>
            <text:p text:style-name="P60">TASA DE INTERÉS</text:p>
          </text:list-item>
        </text:list>
        <text:list xml:id="list2873026099" text:style-name="WWNum36">
          <text:list-item>
            <text:p text:style-name="P82">TASA DE INTERÉS ORDINARIA. Se determinará la tasa de descuento, que será una tasa fija de (___%). Dicha tasa se multiplicará por el monto de la operación real después de aforos, por el número de días que transcurran entre la fecha en que se lleve a cabo el descuento del DERECHO DE CRÉDITO y la fecha de vencimiento del mismo, entre 360 (Trescientos sesenta días), base anual financiera. El cálculo de descuento al factoraje se realiza de la manera siguiente: IMPORTE REAL PARA FACTORAJE x (por) TASA DE DESCUENTO ANUAL x (por) DIAS DE PLAZO / (entre) BASE ANUAL DE DIAS 360.</text:p>
          </text:list-item>
          <text:list-item>
            <text:p text:style-name="P79"><text:span text:style-name="T15">TASA DE INTERÉS MORATORIA. SE DETERMINARÁ LA TASA DE DESCUENTO POR MORA, QUE SERÁ UNA TASA FIJA. Se entiende por INTERESES MORATORIOS, al resultado que se obtenga de multiplicar por dos (2) la TASA DE DESCUENTO VIGENTE que haya sido pactada por LAS PARTES. Los INTERESES MORATORIOS serán calculados por los días transcurridos entre la fecha estipulada de pago entre LAS PARTES, indicada en el “ANEXO B” FORMATO DE CESIÓN DE DERECHOS, y la fecha en que efectivamente se realiza el pago, definiéndose el intervalo como periodo de incumplimiento. El método de cálculo es el siguiente: </text:span><text:bookmark-start text:name="_Hlk33788471"/><text:span text:style-name="T15">(IMPORTE EN MORA x (por) 2 VECES TASA ANUAL x (por) DIAS EN MORA) / (entre) BASE ANUAL 360 DIAS.</text:span></text:p>
          </text:list-item>
        </text:list>
        <text:p text:style-name="P27"><text:span text:style-name="T15">Los INTERESES MORATORIOS aplican para los casos en que el ACREDITADO no hiciere el pago oportuno al ACREDITANTE en la fecha de pago indicada en el “ANEXO B” FORMATO DE CESIÓN DE DERECHOS de cada uno de sus Derechos de Crédito descontados, o bien no le hiciere la entrega al ACREDITANTE de las cantidades recibidas en pago por sus Derechos de Crédito por parte de su CLIENTE en caso de cobranza delegada, el ACREDITADO pagará al ACREDITANTE los INTERESES MORATORIOS, durante todo el periodo en que dure su incumplimiento</text:span><text:bookmark-end text:name="_Hlk33788471"/><text:span text:style-name="T15">.</text:span></text:p>
        <text:list xml:id="list162729492110537" text:continue-list="list731059779" text:style-name="WWNum35">
          <text:list-item>
            <text:p text:style-name="P60">COMISIONES. Se realizará un cobro de comisión por cada operación. Las Comisiones que se cobrarán estarán de acuerdo con la Caratula de este contrato, la cual además muestra las comisiones máximas por operación, pudiendo el ACREDITANTE cobrar menos, o en su caso ninguna de estas.</text:p>
          </text:list-item>
        </text:list>
        <text:p text:style-name="P12">La comisión se cobra utilizando como metodología de cálculo la cantidad resultante de multiplicar un porcentaje fijo por el monto total de cada uno de los Derechos de Crédito objeto de descuento, resultando de ello el cobro de la cantidad resultante. Dicha comisión se cubrirá al momento de entregar al ACREDITADO los Derechos de Crédito para su descuento, y su periodicidad es por operación (se cobran la comisión por cada operación). La comisión se cobrará sobre el monto total de la operación de factoraje efectivamente realizada (no sobre montos aforados). El cobro es independiente al plazo de vencimiento, y sólo es un porcentaje del valor de la suma de la cesión de derechos descontada en la operación. el ACREDITADO PAGARÁ UNA COMISIÓN al ACREDITANTE POR CADA OPERACIÓN DE ___ % sobre el monto total de cada uno de los Derechos de Crédito objeto de descuento. No podrá haber comisiones duplicadas bajo ninguna circunstancia, tampoco en reestructuras de crédito.</text:p>
        <text:list xml:id="list162729104829918" text:continue-numbering="true" text:style-name="WWNum35">
          <text:list-item>
            <text:p text:style-name="P60">Al total de cada DERECHO DE CRÉDITO TRANSMITIDO se le disminuirá la tasa de descuento y las comisiones, y el resultante será el importe a pagar al ACREDITADO por concepto de factoraje, que se le cubrirá por el ACREDITANTE a más tardar al día hábil siguiente de la presentación del DERECHO DE CRÉDITO.</text:p>
          </text:list-item>
        </text:list>
        <text:p text:style-name="P12"/>
        <text:p text:style-name="P16"><text:span text:style-name="T19">CUARTA. VIGENCIA.</text:span><text:span text:style-name="T15"> Este contrato estará vigente durante el plazo del contrato. Este contrato no es prorrogable, sin embargo, en caso de que existan obligaciones de pago pendientes a cargo del ACREDITADO se prorrogará la vigencia del presente contrato hasta en tanto dichas obligaciones de pago sean cumplidas por EL ACREDITADO.</text:span></text:p>
        <text:p text:style-name="P12"><text:s/></text:p>
        <text:p text:style-name="P16"><text:span text:style-name="T19">QUINTA. NOTIFICACIÓN.</text:span><text:span text:style-name="T15"> Una vez adquiridos los Créditos y para el caso que se opte por Cobranza Directa. El ACREDITANTE efectuará la notificación de la transmisión de los mismos, en términos de los Artículos 426, 427 de la LGTOC y 2038 del CCF, dentro de un plazo que no excederá de 10(diez) días hábiles a partir de la fecha en que se operó la cesión correspondiente. La notificación deberá hacerse a través de cualquiera de las formas siguientes:</text:span></text:p>
        <text:list xml:id="list1313583953" text:style-name="WWNum48">
          <text:list-item>
            <text:p text:style-name="P83">Entrega del documento o documentos comprobatorios del derecho de crédito en los que conste el sello o leyenda relativa a la transmisión y acuse de recibo por el deudor mediante contraseña, contrarrecibo o cualquier otro signo inequívoco de recepción; </text:p>
          </text:list-item>
          <text:list-item>
            <text:p text:style-name="P83">Comunicación por correo certificado con acuse de recibo, telegrama, télex o tele facsímil, contraseñados que deje evidencia de su recepción por parte del deudor;</text:p>
          </text:list-item>
          <text:list-item>
            <text:p text:style-name="P83">Notificación realizada por fedatario público; y</text:p>
          </text:list-item>
          <text:list-item>
            <text:p text:style-name="P83">Mensajes de datos, en los términos del Título Segundo del Libro Segundo del Código de Comercio.</text:p>
          </text:list-item>
        </text:list>
        <text:p text:style-name="P12"/>
        <text:p text:style-name="P16"><text:span text:style-name="T19">SEXTA. INFORMACIÓN ADICIONAL.</text:span><text:span text:style-name="T15"> El ACREDITADO proporcionará al ACREDITANTE toda la información que tenga respecto a el/los CLIENTE(S) y/o ACREEDOR(ES) y/o PROVEEDORES, así como la información sobre el origen, naturaleza, términos y condiciones de los Derechos de Crédito. </text:span></text:p>
        <text:p text:style-name="P12">El ACREDITANTE podrá revisar en días y horas hábiles, en las oficinas del ACREDITADO, cualquier información o documento que el mismo, tenga en relación de los Créditos transmitidos, previo aviso por correo electrónico o vía telefónica, con al menos 2 días hábiles de anticipación.</text:p>
        <text:p text:style-name="P12"/>
        <text:p text:style-name="P16"><text:span text:style-name="T19">SÉPTIMA. REQUISITOS PARA EL FACTORAJE FINANCIERO.</text:span><text:span text:style-name="T15"> LAS PARTES están de acuerdo en que los derechos de crédito materia del Factoraje Financiero, deben sujetarse a los requisitos que se mencionan a continuación:</text:span></text:p>
        <text:list xml:id="list1312486989" text:style-name="WWNum49">
          <text:list-item>
            <text:p text:style-name="P84">Estar denominados en PESOS MONEDA NACIONAL y encontrarse vigentes.</text:p>
          </text:list-item>
          <text:list-item>
            <text:p text:style-name="P84">No tener vencimiento mayor a 180 (ciento ochenta) días naturales.</text:p>
          </text:list-item>
          <text:list-item>
            <text:p text:style-name="P84">Deberán presentarse para descuento al ACREDITANTE, cuando menos 10 (diez) días naturales antes de la(s) fecha(s) de su respectivo vencimiento.</text:p>
          </text:list-item>
          <text:list-item>
            <text:p text:style-name="P84">Deberán haber sido emitidos originalmente a favor del ACREDITADO con motivo de la proveeduría regular de bienes y/o servicios que realiza por virtud de su actividad empresarial, los cuales deberán ser exigibles al CLIENTE a plazo determinado.</text:p>
          </text:list-item>
          <text:list-item>
            <text:p text:style-name="P84">Deberá acreditar su existencia y ser pagaderos por el/los CLIENTE(S) en una sola exhibición.</text:p>
          </text:list-item>
          <text:list-item>
            <text:p text:style-name="P84">Deberán estar libres de todo gravamen o garantía alguna, que afecte o pueda afectar su pago total y oportuno.</text:p>
          </text:list-item>
        </text:list>
        <text:p text:style-name="P12"/>
        <text:p text:style-name="P16"><text:bookmark-start text:name="_Hlk34924611"/><text:span text:style-name="T19">OCTAVA. CONDICIONES PARA EL FACTORAJE FINANCIERO.</text:span><text:span text:style-name="T15"> </text:span><text:bookmark-end text:name="_Hlk34924611"/><text:span text:style-name="T15">La realización de las operaciones previstas en el presente contrato, estarán sujetas a las siguientes condiciones:</text:span></text:p>
        <text:list xml:id="list1107360105" text:style-name="WWNum10">
          <text:list-item>
            <text:p text:style-name="P61"><text:soft-page-break/>Los Derechos de Crédito deberán reunir todos los requisitos establecidos en la Cláusula que antecede.</text:p>
          </text:list-item>
          <text:list-item>
            <text:p text:style-name="P47"><text:span text:style-name="T15">El ACREDITADO se obliga a NO presentar para descuento un Derecho de Crédito respecto del cual tenga conocimiento de la existencia de algún derecho de compensación o reclamo de cualquier naturaleza por parte de el/los CLIENTE(S) o deudores, o de cualquier otra situación que afecte o pueda afectar o impedir el pago total y oportuno que corresponda al ACREDITANTE.</text:span></text:p>
          </text:list-item>
          <text:list-item>
            <text:p text:style-name="P85">Sin perjuicio o limitación de las demás causas previstas en este contrato, el ACREDITANTE se reserva expresamente el derecho de negarse a efectuar cualquier operación al amparo de este contrato cuando así lo considere conveniente.</text:p>
          </text:list-item>
          <text:list-item>
            <text:p text:style-name="P85">Deberá existir disponibilidad de recursos por parte del ACREDITANTE.</text:p>
          </text:list-item>
          <text:list-item>
            <text:p text:style-name="P90">El ACREDITANTE podrá negarse a adquirir el(los) Derecho(s) de Crédito de cuando:</text:p>
          </text:list-item>
        </text:list>
        <text:list xml:id="list2244790495" text:style-name="WWNum39">
          <text:list-item>
            <text:list>
              <text:list-item>
                <text:p text:style-name="P91">El ACREDITADO se encuentre en incumplimiento de cualquier obligación establecida en el presente Contrato;</text:p>
              </text:list-item>
              <text:list-item>
                <text:p text:style-name="P91">Exista alguna causa de vencimiento anticipado conforme a cualquier contrato celebrado entre las partes;</text:p>
              </text:list-item>
              <text:list-item>
                <text:p text:style-name="P91">Cuando se presente un hecho que pueda poner en riesgo el cumplimiento de las obligaciones creadas a cargo del ACREDITADO en virtud del presente contrato</text:p>
              </text:list-item>
              <text:list-item>
                <text:p text:style-name="P91">Exista cualquier situación que a juicio del ACREDITANTE afecte adversamente de manera substancial la situación financiera del ACREDITADO; y</text:p>
              </text:list-item>
              <text:list-item>
                <text:p text:style-name="P91">Exista alguna situación que a juicio del ACREDITANTE haga razonablemente previsible que los Derechos de Crédito no serán cubiertos de manera total y oportuna.</text:p>
              </text:list-item>
            </text:list>
          </text:list-item>
        </text:list>
        <text:p text:style-name="P14"/>
        <text:p text:style-name="P16"><text:span text:style-name="T19">NOVENA.- EXISTENCIA DE LOS DERECHOS DE CRÉDITO</text:span><text:span text:style-name="T15">. el ACREDITANTE podrá solicitar al ACREDITADO la información que juzgue necesaria o conveniente para comprobar la existencia de los Derechos de Crédito y la solvencia de los CLIENTES, ya sea por medio de la exigencia de documentación original y/o electrónica de los Derechos de Crédito.</text:span></text:p>
        <text:p text:style-name="P12"/>
        <text:p text:style-name="P16"><text:span text:style-name="T19">DÉCIMA. OBLIGACIONES DEL ACREDITADO. </text:span><text:span text:style-name="T15">Durante la vigencia de presente Contrato, el ACREDITADO se obliga con el ACREDITANTE:</text:span></text:p>
        <text:list xml:id="list75832337" text:style-name="WWNum38">
          <text:list-item>
            <text:p text:style-name="P89">A permitir al ACREDITANTE realizar en cualquier momento previo aviso por escrito, visitas de inspección con objeto de verificar el origen, control, custodia y contabilidad de los derechos de crédito y el historial crediticio y de pago de los deudores, entregando de forma enunciativa y no limitativa al ACREDITANTE copia de la balanza de comprobación, contratos de compraventa o de crédito con deudores, pagos de impuestos, conciliaciones bancarias y antigüedades de saldos de derechos de crédito, y cualesquier otra información que el ACREDITANTE requiera. el ACREDITADO está de acuerdo en que las visitas de inspección las podrá realizar el ACREDITANTE por cuenta propia o a través de un tercero;</text:p>
          </text:list-item>
          <text:list-item>
            <text:p text:style-name="P89">A garantizar la existencia y legitimidad de los derechos de crédito y a responder del detrimento en el valor de tales derechos de crédito por disputas comerciales;</text:p>
          </text:list-item>
          <text:list-item>
            <text:p text:style-name="P89">Entregar al ACREDITANTE cualquier información que sea necesaria o conveniente para identificar los derechos de crédito transmitidos en factoraje dentro de los 5 (cinco) días naturales siguientes a la fecha de solicitud por parte del ACREDITANTE</text:p>
          </text:list-item>
          <text:list-item>
            <text:p text:style-name="P89">Brindar todo el apoyo que sea necesario o conveniente para que el ACREDITANTE perfeccione la trasmisión de los derechos de crédito dados en factoraje financiero por el ACREDITADO cuando fuere necesario;</text:p>
          </text:list-item>
          <text:list-item>
            <text:p text:style-name="P89">No pignorar ni dar en factoraje derechos de crédito que hayan sido transmitidos en factoraje financiero al ACREDITANTE;</text:p>
          </text:list-item>
          <text:list-item>
            <text:p text:style-name="P89">A entregar toda la documentación e información que el ACREDITANTE le requiera sobre los hechos relacionados con los derechos de crédito objeto del presente Contrato y que le sea necesaria, tales como información sobre las ventas o sobre la prestación de servicios realizadas entre el ACREDITADO y los deudores, pagos recibidos, etc.</text:p>
          </text:list-item>
          <text:list-item>
            <text:p text:style-name="P89">A transmitir al ACREDITANTE, todos aquellos derechos de crédito que pretenda transmitir vía factoraje financiero, respecto de los mismos Deudores que se encuentran detallados en el Anexo “A” del presente Contrato.</text:p>
          </text:list-item>
          <text:list-item>
            <text:p text:style-name="P89">Cualquier otra que esté señalada en el presente contrato.</text:p>
          </text:list-item>
        </text:list>
        <text:p text:style-name="P12"/>
        <text:p text:style-name="P16"><text:span text:style-name="T19">DÉCIMA PRIMERA. FORMA Y LUGAR DEL PAGO.</text:span><text:span text:style-name="T15"> Las cantidades debidas por el ACREDITADO al ACREDITANTE con motivo de operaciones relacionadas con el presente contrato se cubrirán mediante abono a la cuenta que el ACREDITANTE a la cuenta bancaria que designe para tal efecto.</text:span></text:p>
        <text:p text:style-name="P12">Asimismo, también se podrán cubrir las cantidades debidas mediante transferencia electrónica, o con cheque.</text:p>
        <text:p text:style-name="P12">Las cantidades debidas serán pagaderas en la fecha de su vencimiento conforme a lo pactado en el presente contrato y sus Anexos, sin necesidad de previo requerimiento.</text:p>
        <text:p text:style-name="P12">En caso de que alguna de las fechas en que el ACREDITANTE deba realizar un pago en un día inhábil, esta se recorrerá al siguiente día hábil bancario sin que proceda el cobro de comisiones o intereses moratorios.</text:p>
        <text:p text:style-name="P12"/>
        <text:p text:style-name="P16"><text:span text:style-name="T19">DECIMA SEGUNDA. FECHAS DE ACREDITAMIENTO</text:span><text:span text:style-name="T15">. Depositado en la cuenta del ACREDITANTE en algún banco:</text:span></text:p>
        <text:list xml:id="list1313697178" text:style-name="WWNum47">
          <text:list-item>
            <text:p text:style-name="P86">Cheque a cargo del banco receptor, se acreditará el mismo día hábil bancario.</text:p>
          </text:list-item>
          <text:list-item>
            <text:p text:style-name="P86">Cheque a cargo de otro banco, depositado antes de las 16:00 horas, se acreditará a más tardar el día hábil bancario siguiente; y después de las 16:00 horas, se acreditará a más tardar el segundo día hábil bancario siguiente.</text:p>
          </text:list-item>
          <text:list-item>
            <text:p text:style-name="P86">Transferencias electrónicas de fondos, el mismo día hábil bancario en que se hayan acreditado los recursos en la cuenta del ACREDITANTE.</text:p>
          </text:list-item>
        </text:list>
        <text:p text:style-name="P12"/>
        <text:p text:style-name="P16"><text:span text:style-name="T19">DÉCIMA TERCERA. DE LOS PAGOS</text:span><text:span text:style-name="T15">. </text:span></text:p>
        <text:p text:style-name="P12"/>
        <text:list xml:id="list1023124672" text:style-name="WWNum12">
          <text:list-item>
            <text:p text:style-name="P62">Prelación de pagos: El orden de prelación en la aplicación de los pagos de adeudos hechos por el ACREDITADO será el siguiente:</text:p>
          </text:list-item>
        </text:list>
        <text:list xml:id="list452041826" text:style-name="WWNum46">
          <text:list-item>
            <text:p text:style-name="P87">Gastos con terceros, como lo son los gastos notariales y/o corredor público (siempre y cuando por la naturaleza de la operación sea jurídicamente necesario), y accesorios referidos en el presente.</text:p>
          </text:list-item>
          <text:list-item>
            <text:p text:style-name="P87">En su caso, intereses moratorios.</text:p>
          </text:list-item>
          <text:list-item>
            <text:p text:style-name="P87">En su caso, intereses ordinarios.</text:p>
          </text:list-item>
          <text:list-item>
            <text:p text:style-name="P87">En su caso, comisiones.</text:p>
          </text:list-item>
          <text:list-item>
            <text:p text:style-name="P87">Capital.</text:p>
          </text:list-item>
        </text:list>
        <text:list xml:id="list162729912115082" text:continue-list="list1023124672" text:style-name="WWNum12">
          <text:list-item>
            <text:p text:style-name="P62">Fecha de Pago. La fecha de pago de las operaciones será indicada de forma distinta para cada operación realizada sobre los Derechos de Crédito descontados en las diferentes operaciones. Por lo tanto, habrá que acudir al “ANEXO B” FORMATO DE CESIÓN DE DERECHOS (Formato de Cesión de Derechos), y la Tabla relativa, donde se enlistarán los vencimientos correspondientes a cada uno de los Derechos de Crédito cedidos por el ACREDITADO al ACREDITANTE. La consulta de las fechas de pago podrá realizarse a través del sistema de información.</text:p>
          </text:list-item>
        </text:list>
        <text:p text:style-name="P12"/>
        <text:list xml:id="list162729588999354" text:continue-numbering="true" text:style-name="WWNum12">
          <text:list-item>
            <text:p text:style-name="P62">Monto Total a Pagar. El monto total a pagar será definido de manera individual, de acuerdo a cada operación de cesión de Derechos de Crédito. El monto indicado correspondiente a cada operación se encontrará en la Tabla Anexa al Formato de Cesión de Derechos correspondiente, que relacionará los montos a pagar por cada operación de factoraje realizada. El monto total a pagar podrá realizarse a través del sistema de información.</text:p>
          </text:list-item>
        </text:list>
        <text:p text:style-name="P12"/>
        <text:p text:style-name="P16"><text:span text:style-name="T19">DÉCIMA CUARTA. VENCIMIENTO ANTICIPADO DE DERECHOS DE CRÉDITO.</text:span><text:span text:style-name="T15"> El ACREDITADO, se obliga expresamente a devolver dentro del día hábil inmediato siguiente a la solicitud que le efectúe el ACREDITANTE, sin necesidad de requerimiento judicial o extrajudicial, las cantidades que haya recibido por cada uno de aquellos Derechos de Crédito descontados, aún los no vencidos, para el caso de que se den cualesquiera de los supuestos que a continuación se mencionan:</text:span></text:p>
        <text:list xml:id="list3143527459" text:style-name="WWNum34">
          <text:list-item>
            <text:p text:style-name="P93">Si la información presentada por el ACREDITADO al ACREDITANTE resulte falsa.</text:p>
          </text:list-item>
          <text:list-item>
            <text:p text:style-name="P93">Si los Derechos de Crédito que el ACREDITADO presentó para descuento no reúnen cualquiera de los requisitos establecidos en el presente contrato.</text:p>
          </text:list-item>
        </text:list>
        <text:p text:style-name="P14"/>
        <text:p text:style-name="P16"><text:span text:style-name="T19">DÉCIMA QUINTA. MODALIDAD DEL FACTORAJE.</text:span><text:span text:style-name="T15"> </text:span><text:bookmark-start text:name="_Hlk35596384"/><text:span text:style-name="T15">La modalidad del factoraje se estipulará en el “ANEXO B” Formato de Cesión de Derechos correspondiente, y se procederá de acuerdo con lo siguiente:</text:span><text:bookmark-end text:name="_Hlk35596384"/><text:bookmark text:name="_Hlk35596399"/></text:p>
        <text:p text:style-name="P12"/>
        <text:list xml:id="list2939944221" text:style-name="WWNum22">
          <text:list-item>
            <text:p text:style-name="P48"><text:span text:style-name="T15">Modalidad de COBRANZA DIRECTA.</text:span><text:span text:style-name="T22"> El ACREDITADO no queda obligado a responder por el pago de los derechos de Crédito transmitidos al ACREDITANTE por virtud del presente Contrato, en los términos establecidos en la fracción I del artículo 419 de la Ley General de Títulos y Operaciones de Crédito, por lo que las operaciones que se celebren al amparo de este Contrato será</text:span><text:bookmark text:name="_GoBack"/><text:span text:style-name="T22">n de las denominadas “Sin Recurso”.</text:span></text:p>
          </text:list-item>
        </text:list>
        <text:p text:style-name="P23"><text:soft-page-break/>El ACREDITANTE se encargará de la cobranza de los Derechos de Crédito descontados, a cuyo efecto el ACREDITANTE notificará al/los CLIENTE(S) la transmisión de dichos DERECHOS DE CRÉDITO. El ACREDITADO se obliga a proporcionar al ACREDITANTE toda la información y colaboración que razonablemente le sea solicitada por el ACREDITANTE para tal fin.</text:p>
        <text:p text:style-name="P23"/>
        <text:list xml:id="list162728703266904" text:continue-numbering="true" text:style-name="WWNum22">
          <text:list-item>
            <text:p text:style-name="P48"><text:span text:style-name="T15">Modalidad de COBRANZA DELEGADA.</text:span><text:span text:style-name="T22"> El ACREDITADO, se obliga solidariamente con los Deudores respecto de todos y cada uno de los derechos de Crédito transmitidos y/o que de tiempo en tiempo se transmitan a favor del ACREDITANTE, a efecto de responder a éste último del pago total, puntual y oportuno de los derechos de Crédito, en términos de la fracción II del artículo 419 de la Ley General de Títulos y Operaciones de Crédito, en relación con los artículos 1987, 1988 y 1989 del Código Civil Federal, por lo que las operaciones que se celebren al amparo de este Contrato serán de las denominadas “Con Recurso”.</text:span></text:p>
          </text:list-item>
        </text:list>
        <text:p text:style-name="P67">En virtud de lo anterior, el ACREDITADO será responsable por la falta de pago de cualquier reclamación, disputa comercial y/o legal y en general por cualquier motivo existente o que llegue a existir entre los Deudores y el mismo, asumiendo el ACREDITADO, por tal motivo, la responsabilidad del pago total y oportuno de los Derechos de Crédito correspondientes.</text:p>
        <text:p text:style-name="P39">El ACREDITADO, en su carácter de obligado solidario deberá suscribir los anexos con el mismo carácter, así como cualquier documento que se derive de este Contrato.</text:p>
        <text:p text:style-name="P39">Asimismo, el ACREDITADO, en términos de lo previsto en el artículo 424 de la Ley General de Títulos y Operaciones de Crédito, se obliga a suscribir pagarés no negociables, en favor del ACREDITANTE, hasta por el importe total de los derechos de Crédito que se contienen en los documentos correspondientes, haciéndose constar en dichos pagarés su procedencia de manera que queden suficientemente identificados.</text:p>
        <text:p text:style-name="P16"><text:span text:style-name="T22">Los pagarés que se suscriban no se considerarán como pago o dación en pago de las obligaciones adquiridas por el ACREDITADO conforme al presente Contrato y sus Anexos o</text:span> <text:span text:style-name="T22">en su caso, de la obligación de pago a cargo de los Deudores respecto de los derechos de Crédito transmitidos.</text:span></text:p>
        <text:p text:style-name="P39">El o los pagarés que suscriba el ACREDITADO a la orden del ACREDITANTE, contendrán las características del artículo 170 de la LGTOC</text:p>
        <text:p text:style-name="P39">En el caso de que los Deudores, no paguen los derechos de Crédito, en la fecha de pago de que se trate, el ACREDITADO se obliga a liquidar en su carácter de obligado solidario, en términos de lo establecido en la esta Cláusula del presente Contrato, a más tardar al día hábil siguiente a la fecha de vencimiento de los documentos en los que se contengan los derechos de Crédito respectivos o a la fecha en que los Deudores debieren haber realizado cualquier pago en relación con los mismos</text:p>
        <text:p text:style-name="P23">El ACREDITANTE otorga al ACREDITADO mandato de cobranza respecto de los derechos de crédito objeto de la(s) operación(es), documentadas en el “Anexo B” de Cesión de Derecho correspondiente y la Tabla relativa, por lo que deberá entregar al ACREDITANTE las cantidades que le sean pagadas en virtud de la cobranza que realice, dentro de los tres días hábiles contados a partir de aquel en que se efectúe dicha cobranza. el ACREDITADO tendrá el carácter de depositario respecto de las cantidades recibidas, en los términos del artículo 332, 334, 335, 336 y demás relativos del Código de Comercio, con todas las obligaciones inherentes a dicho cargo.</text:p>
        <text:p text:style-name="P12">En caso que el/los CLIENTE(S) pague(n) directamente al ACREDITADO los Derechos de Crédito descontados, aún y cuando ello obedezca a falta de notificación por parte del ACREDITANTE al/los CLIENTE(S) de la transmisión de los Derechos de Crédito, el ACREDITADO entregará al ACREDITANTE el importe total del pago recibido a la brevedad posible, y en su defecto, a más tardar tres días hábiles después de haberlo recibido; al respecto acuerdan LAS PARTES que en dicho supuesto el ACREDITADO tendrá el carácter de depositario respecto de las cantidades recibidas, en los términos del artículo 332, 334, 335, 336 y demás relativos del Código de Comercio, con todas las obligaciones inherentes a dicho cargo, el cual será gratuitamente desempeñado por el Depositario. Esta operación también se denomina un factoraje con Cobranza Delegada.</text:p>
        <text:p text:style-name="P12">Si el ACREDITADO no hiciere entrega al ACREDITANTE de las cantidades recibidas en el plazo señalado en los párrafos anteriores, en adición a cualquier responsabilidad civil o penal en que incurra, el ACREDITADO pagará al ACREDITANTE los INTERESES MORATORIOS, en los términos referidos en el presente durante todo el periodo en que dure su incumplimiento.</text:p>
        <text:p text:style-name="P12"/>
        <text:p text:style-name="P23">El depositario a que refiere la fracción II de la presente cláusula tendrá las siguientes obligaciones: </text:p>
        <text:p text:style-name="P35">EL DEPOSITARIO se obliga a guardar y custodiar los derechos de crédito documentados, en los términos de lo mandado en los artículos 332, 334 y 335 del Código de Comercio en relación a los artículos 2518, 2522 y demás relativos y aplicables del Código Civil para el Distrito Federal, por lo que, entre otras, deberá:</text:p>
        <text:list xml:id="list3112849342" text:style-name="WWNum40">
          <text:list-item>
            <text:p text:style-name="P94">Practicar los actos necesarios para la conservación del valor de los DERECHOS DE CREDITO transmitidos al ACREDITANTE.</text:p>
          </text:list-item>
          <text:list-item>
            <text:p text:style-name="P94">Entregar al ACREDITANTE las cantidades que los deudores de derechos de crédito paguen indebidamente a LA ACREDITADA, cuando dichas cantidades correspondan a derechos de crédito cedidos por el ACREDITADO al ACREDITANTE. Dicha entrega se efectuará a más tardar el día siguiente hábil en que ocurra el pago a LA ACREDITADA.</text:p>
          </text:list-item>
          <text:list-item>
            <text:p text:style-name="P94">Dar aviso inmediato a LA ACREDITANTE cuando por cualquier cause deje de ocupar el cargo que tiene en la empresa (LA ACREDITADA). </text:p>
          </text:list-item>
          <text:list-item>
            <text:p text:style-name="P94">Dar aviso inmediato al ACREDITANTE Y al ACREDITADO de cualquier evento que le impida o entorpezca ejercitar total o parcialmente los derechos consignados en los documentos depositados.</text:p>
          </text:list-item>
        </text:list>
        <text:p text:style-name="P23"/>
        <text:p text:style-name="P12">Tanto el desempeño del depósito como el cumplimiento del mandato son a título gratuito, de conformidad con los artículos 304 y 333 del Código de Comercio, por consiguiente, el ACREDITADO no tendrá derecho a remuneración alguna por estos conceptos.</text:p>
        <text:p text:style-name="P23">El ACREDITANTE podrá en cualquier tiempo revocar el mandato al ACREDITADO y solicitar, de ser el caso, la devolución de los documentos y/o títulos en los que consten los derechos de crédito, sin expresión de causa, mediante simple escrito dirigido al ACREDITADO, quien tendrá la obligación de devolver los documentos y títulos requeridos, de conformidad con los artículos 307 y 335 del Código de Comercio, al momento mismo en que se los requiera o a más tardar al día hábil siguiente de recibida la solicitud por escrito, cumpliéndose, además, las formalidades previstas por la Ley.</text:p>
        <text:p text:style-name="P23"/>
        <text:p text:style-name="P16"><text:span text:style-name="T19">DÉCIMA SEXTA. NEGOCIACIÓN DE DERECHOS DE CRÉDITO.</text:span><text:span text:style-name="T15"> El ACREDITADO autoriza expresamente al ACREDITANTE para transmitir, endosar, ceder, descontar o en cualquier otra forma negociar parcial o totalmente los contratos y los pagarés que documenten la presente operación bajo las modalidades y para los efectos que más convengan al ACREDITANTE, comprendiendo incluso todos los derechos accesorios, así como los derechos, en su caso, sobre los bienes muebles y/o inmuebles otorgados en garantía, aún antes de su vencimiento, manifestando también el ACREDITADO, su voluntad de reconocer a los que se les transmitan los derechos antes mencionados o endosatarios o cesionarios, los mismos derechos que corresponden al ACREDITANTE, sin más requisitos que notificar al ACREDITADO, respecto de la Cesión, en términos de las disposiciones jurídicas aplicables, en su caso sujetándose, en los términos del artículo 2036 y/o 2926 del Código Civil Federal y demás correlativos aplicables de los Códigos Civiles del Distrito Federal y de los Estados de la República Mexicana. En el caso de constitución de Fideicomiso en garantía las partes del presente se sujetarán a lo previsto en el Contrato de Fideicomiso que las mismas suscriban.</text:span></text:p>
        <text:p text:style-name="P12">Asimismo, el ACREDITADO, autorizan expresamente al ACREDITANTE para endosar, o en cualquier otra forma, negociar, aún antes del vencimiento de este Contrato, el o los Títulos de crédito mediante los cuales se ha documentado el crédito, teniendo para esos fines el carácter de Mandatario de los tenedores de los títulos de crédito, en virtud que en este supuesto subsistirá la obligación del ACREDITANTE, de vigilar y conservar las garantías otorgadas.</text:p>
        <text:p text:style-name="P12">En tal virtud, el ACREDITANTE, queda facultado para ceder o descontar el factoraje así documentado.</text:p>
        <text:p text:style-name="P12">El ACREDITADO no podrá ceder los derechos y obligaciones que le corresponden en virtud de este contrato, sin el consentimiento previo y por escrito del ACREDITANTE.</text:p>
        <text:p text:style-name="P12"/>
        <text:p text:style-name="P16"><text:span text:style-name="T19">DÉCIMO SÉPTIMA. OPERACIÓN(ES) POR MEDIOS ELECTRÓNICOS. </text:span><text:span text:style-name="T22">Las partes acuerdan que, las operaciones que deriven de este Contrato, pueda(n) celebrarse o prestarse por medio de los sistemas de información, equipos o medios automatizados o electrónicos y documentos que resulten del uso de tales equipos y sistemas acreditarán la creación, transmisión, modificación o extinción de derechos y obligaciones de las partes. </text:span></text:p>
        <text:p text:style-name="P40">El ACREDITADO conoce y acepta que la manifestación de su consentimiento, respecto de los actos convenidos en este contrato, lo expresarán a través: (i) de información generada, enviada, recibida, archivada o comunicada, a través de medios electrónicos, ópticos o de cualquier otra tecnología (en lo sucesivo "mensaje de datos"); (ii) a través de firma electrónica; (iii) del uso de claves y <text:soft-page-break/>contraseñas previamente convenidas entre las partes; y (iv) del uso de equipos de cómputo y sistemas automatizados conforme a lo establecido en este contrato para el uso y operación del “SISTEMA DE INFORMACIÓN" referido en las declaraciones de este instrumento</text:p>
        <text:p text:style-name="P40">En virtud a lo estipulado en el párrafo anterior, el ACRREDITANTE y el ACREDITADO convienen en términos de lo establecido en las legislaciones aplicables, que el uso de los medios de identificación electrónicos previstos en este instrumento y las operaciones realizadas mediante la transmisión de mensajes de datos a través del empleo de las claves y contraseñas en el sistema de información, sustituirán la firma autógrafa, tendrán pleno valor probatorio y fuerza legal para acreditar tanto la disposición del crédito, el importe de la misma, las tasas de intereses, comisiones así como la contratación de productos y servicios, y producirán los mismos efectos que las leyes otorgan a los documentos correspondientes y, en consecuencia, tendrán el mismo valor probatorio.</text:p>
        <text:p text:style-name="P17"><text:span text:style-name="T15">La información que el ACREDITANTE proporcione al ACREDITADO, a través del sistema de información, </text:span><text:span text:style-name="T22">corresponderá a la que en sus registros y sistemas aparezca a esa fecha. En los estados de cuenta que se envíen al ACREDITADO, se hará constar e identificarán las operaciones realizadas al amparo de este servicio, mediante los cargos y abonos correspondientes. Las observaciones al estado de cuenta las formulará "EL CLIENTE" en la forma y los términos establecidos en el contrato que rige dicha operación.</text:span></text:p>
        <text:p text:style-name="P39">Las Partes en este acto aceptan que las operaciones derivadas del contrato se podrán realizar a través de mensajes de Datos, utilizando sistemas de información, reconociendo las Partes que dichos sistemas de información son fiables, que las operaciones de factoraje financiero celebradas o concertadas en los sistemas de información serán válidas y vinculatorias para las Partes y que se regirán por lo dispuesto en las disposiciones que se establecen en los Capítulos I, I BIS y II, Título Segundo; Libro Segundo, del Código de Comercio. Asimismo, las Partes aceptan que los registros generados a través de los sistemas de información harán prueba plena.</text:p>
        <text:p text:style-name="P14"/>
        <text:p text:style-name="P16"><text:span text:style-name="T19">DÉCIMA OCTAVA. REQUISITOS DE LOS DERECHOS DE CRÉDITO. </text:span><text:span text:style-name="T15">Los Derechos de Crédito que el ACREDITADO transmita al ACREDITANTE, deberán reunir todos los requisitos que a continuación se mencionan:</text:span></text:p>
        <text:list xml:id="list1604863907" text:style-name="WWNum45">
          <text:list-item>
            <text:p text:style-name="P95">Sólo podrán descontarse derechos de crédito no vencidos, originados a favor del Cliente con motivo de su actividad empresarial, exigibles a término fijo o con previo aviso establecido.</text:p>
          </text:list-item>
          <text:list-item>
            <text:p text:style-name="P95">Estar debidamente registrados en los libros y registros de contabilidad tanto del ACREDITADO como del Deudor, a saber, en el rubro de “Cuentas por Cobrar” y/o “Cuentas por Pagar” del ACREDITADO, y en el rubro de “Cuentas por pagar del Deudor”, libres de todo gravamen o garantía alguna.</text:p>
          </text:list-item>
        </text:list>
        <text:p text:style-name="P12">El ACREDITADO señalará en el correspondiente Anexo “A” a la(s) persona(s) con la que el ACREDITANTE puede validar la existencia y legitimidad de los derechos de crédito por parte del deudor, proporcionando a su vez el número telefónico, correo electrónico y domicilio para que el ACREDITANTE pueda comprobar la inscripción a que se refiere este inciso. En el evento de que dicho contacto sea modificado, el ACREDITADO se obliga a notificarlo al ACREDITANTE dentro de las veinticuatro horas siguientes contadas a partir de dicha modificación.</text:p>
        <text:list xml:id="list162728610698805" text:continue-numbering="true" text:style-name="WWNum45">
          <text:list-item>
            <text:p text:style-name="P95">Ser documentos pagaderos en una sola exhibición, salvo autorización expresa del ACREDITANTE.</text:p>
          </text:list-item>
          <text:list-item>
            <text:p text:style-name="P95">Originarse conforme a las políticas y criterios de crédito generalmente utilizados por el ACREDITADO en el curso normal de sus negocios.</text:p>
          </text:list-item>
        </text:list>
        <text:p text:style-name="P12">Las Partes acuerdan que, en ningún momento durante la vigencia del presente Contrato, la suma del valor de los derechos de crédito no vencidos transmitidos al ACREDITANTE por el ACREDITADO y de aquellos que ya transmitidos hayan vencido y estén pendientes de pago podrá rebasar la cantidad consignada en la cláusula PRIMERA.</text:p>
        <text:p text:style-name="P12"/>
        <text:p text:style-name="P16"><text:span text:style-name="T19">DÉCIMA NOVENA.</text:span><text:span text:style-name="T7"> PAGOS ADELANTADOS Y ANTICIPADOS.</text:span><text:span text:style-name="T23"> El ACREDITANTE, recibirá pagos adelantados o anticipados, siempre que el ACREDITADO lo solicite, esté al corriente en los pagos exigibles de conformidad con los contratos de Cesión de Derechos suscritos, y el importe del pago anticipado sea por una cantidad igual o mayor al pago que deba realizarse en el periodo correspondiente.</text:span></text:p>
        <text:p text:style-name="P41">Cuando el ACREDITADO solicite efectuar pagos anticipados, el ACREDITANTE deberá informarle el Saldo Insoluto. Dicha información deberá darse al correo electrónico que se estipula en el presente, salvo que el ACREDITADO notificará el cambio correspondiente.</text:p>
        <text:p text:style-name="P41">El ACREDITANTE aplicará los pagos anticipados en forma exclusiva al Saldo Insoluto del capital, una vez se hayan cubierto los conceptos devengados y en el orden que se menciona en la Cláusula Décima Tercera, de este mismo contrato</text:p>
        <text:p text:style-name="P41">Cuando el importe de los pagos anticipados no fuere suficiente para amortizar el Saldo Insoluto en su totalidad, de los contratos de cesión de derechos suscritos, el ACREDITANTE deberán reducir el monto pendiente de pago.</text:p>
        <text:p text:style-name="P16"><text:span text:style-name="T23">Cada vez que el ACREDITADO efectúe un pago anticipado, el ACREDITANTE le hará entrega del comprobante del pago anticipado vía correo electrónico, asimismo lo pondrá a disposición del ACREDITADO en las oficinas del ACREDITANTE </text:span><text:bookmark-start text:name="_Hlk34990046"/><text:span text:style-name="T23">o a través del sistema de información.</text:span><text:bookmark-end text:name="_Hlk34990046"/></text:p>
        <text:p text:style-name="P41">Tratándose de pagos anticipados por un importe igual al Saldo Insoluto, el ACREDITANTE, además del comprobante del pago, mismo que le enviará por correo electrónico y mantendrá a disposición del ACREDITADO en el domicilio señalado por el ACREDITANTE en el presente, el documento en el que conste el fin de la relación contractual y la inexistencia de adeudos derivados exclusivamente de dicha relación, dentro de diez días hábiles a partir de que se hubiera realizado el pago de los adeudos.</text:p>
        <text:p text:style-name="P14"/>
        <text:p text:style-name="P16"><text:span text:style-name="T19">VIGÉSIMA.</text:span><text:span text:style-name="T15"> </text:span><text:span text:style-name="T18">EFECTOS DEL CUMPLIMIENTO DEL CONTRATO.</text:span><text:span text:style-name="T15"> </text:span><text:bookmark-start text:name="_Hlk34990943"/><text:span text:style-name="T15">En caso de que el el(las) operación(es), sea(n) pagado(s) en los términos del Contrato</text:span><text:bookmark-end text:name="_Hlk34990943"/><text:span text:style-name="T15">, se dará por terminado el mismo y, por lo tanto, EL ACREDITANTE procederá a la entrega a favor del ACREDITADO el(los) Pagaré(s) y, en su caso, de los importes pagados en demasía por EL ACREDITADO, en el domicilio del ACREDITANTE, dentro de los 30 Días Hábiles siguientes al Día Hábil en que se verifique el pago de la(las) operación(es). El acuse de recibo que, por su entrega, emita EL ACREDITANTE</text:span><text:span text:style-name="T13">,</text:span><text:span text:style-name="T15"> se refutará como la recepción, por EL ACREDITADO y, a su entera satisfacción, del(los) Pagaré(s) y de los importes pagados en demasía por EL ACREDITADO. Además, será publicado, dentro del plazo indicado en la presente CLÁUSULA, un estado de cuenta que establezca: a) La finalización de la relación contractual; b) La cancelación de los derechos y obligaciones derivados del Contrato; y, c) La inexistencia de adeudos entre las PARTES.</text:span></text:p>
        <text:p text:style-name="P12">En caso de que EL ACREDITADO no solicite al ACREDITANTE la terminación anticipada del contrato y realice el pago de la totalidad del(los) factoraje(s) otorgado(s), así como de los accesorios generados, este deberá entregar o mantener a disposición del Usuario, el estado de cuenta o documento en el que conste el fin de la relación entre LAS PARTES y la inexistencia de adeudos derivados del contrato, esto, dentro de los diez días hábiles a partir de que se hubiera realizado el pago de los adeudos.</text:p>
        <text:p text:style-name="P12"/>
        <text:p text:style-name="P16"><text:span text:style-name="T19">VIGÉSIMA PRIMERA.</text:span><text:span text:style-name="T15"> </text:span><text:span text:style-name="T18">AUTORIZACIÓN DEL ACREDITADO PARA REVISAR REPORTE DE CRÉDITO.</text:span><text:span text:style-name="T15"> EL ACREDITADO, autorizó con su firma electrónica al ACREDITANTE para que, a su discreción, solicitara y obtuviera de cualquier SOCIEDAD DE INFORMACIÓN CREDITICIA (en lo sucesivo “SIC”), la información sobre su historial crediticio, respecto de las operaciones crediticias y otras de naturaleza análoga, que lo integran. Por lo tanto y, toda vez que EL ACREDITADO, ha leído y comprendido la naturaleza y alcance de la SIC y de la información contenida en su base de datos, cualquier incumplimiento del ACREDITADO a las obligaciones de pago que a su cargo establece el suscrito Contrato, será registrado por EL ACREDITANTE, en la SIC con claves de observación establecidas en el reporte de crédito respectivo, las cuales podrán afectar el historial crediticio del ACREDITADO.</text:span></text:p>
        <text:p text:style-name="P14"/>
        <text:p text:style-name="P16"><text:span text:style-name="T18">VIGÉSIMA SEGUNDA</text:span><text:span text:style-name="T19">.</text:span><text:span text:style-name="T15"> </text:span><text:span text:style-name="T18">TÍTULO EJECUTIVO.</text:span><text:span text:style-name="T15"> El Contrato y el estado de cuenta que certifique el contador del ACREDITANTE, serán título ejecutivo mercantil, sin necesidad de reconocimiento de firma ni de otro requisito alguno.</text:span></text:p>
        <text:p text:style-name="P14"/>
        <text:p text:style-name="P16"><text:span text:style-name="T19">VIGÉSIMA TERCERA.</text:span><text:span text:style-name="T15"> </text:span><text:span text:style-name="T18">ESTADOS DE CUENTA. </text:span><text:span text:style-name="T15">EL ACREDITADO, respecto de los estados de cuenta que sean relativos al Crédito, elige como medio para su envío, recepción, consulta e impresión, el correo electrónico proporcionado al ACREDITANTE, y éste último tendrá los estados de cuenta a disposición del ACREDITADO, en forma mensual y, sin costo alguno a cargo del ACREDITADO, dentro de los 10 (DIEZ) Días Hábiles siguientes a la Fecha de Pago de la Parcialidad de que se trate.</text:span></text:p>
        <text:p text:style-name="P16"><text:span text:style-name="T15">Además, </text:span><text:span text:style-name="T22">el ACREDITADO podrá consultar su estado de cuenta mensual a través de la página de internet del ACREDITANTE, misma que se señala en la carátula del contrato, en el entendido que será sin costo.</text:span></text:p>
        <text:p text:style-name="P12">La modificación de la modalidad de envío deberá contar con el consentimiento del ACREDITADO por cualquier medio convenido, en el entendido de que el ACREDITADO podrá solicitar en cualquier momento al ACREDITANTE el envío del <text:soft-page-break/>estado de cuenta a su domicilio y éste estará obligado a hacerlo en los términos estipulados en el párrafo anterior.</text:p>
        <text:p text:style-name="P12">El estado de cuenta certificado por el contador a que se refiere la cláusula inmediata anterior, hará fe salvo prueba en contrario, en los juicios respectivos para la fijación de los saldos resultantes a cargo de los ACREDITADOS.</text:p>
        <text:p text:style-name="P16"><text:span text:style-name="T15">En el estado de cuenta certificado antes citado, con independencia de los requisitos previamente establecidos que deberán de contener, deberá hacerse constar además el nombre del ACREDITADO; fecha del contrato; importe del(los) factoraje(s) concedido(s); capital(es) dispuesto(s); fecha hasta la que se calculó el adeudo, capital y demás obligaciones de pago vencidas a la fecha para cálculo de intereses; las disposiciones subsecuentes que se hicieron del crédito, en su caso; tasas de intereses ordinarios que aplicaron por cada periodo; pagos hechos sobre los intereses, especificando las tasas aplicadas de intereses y las amortizaciones hechas al capital; intereses moratorios aplicados y tasa aplicable por intereses moratorios.</text:span></text:p>
        <text:p text:style-name="P12">El ACREDITADO podrá realizar consultas de saldos, movimientos y transacciones de forma gratuita sin la generación de algún costo, por cualquiera de los siguientes medios: i) acudiendo al domicilio del acreditante, debiendo exhibir su identificación oficial; ii) a través de correo electrónico desde la cuenta señalada en la Solicitud; iii) a través llamada telefónica; o iv) a través de la página web del ACREDITANTE, accediendo mediante usuario y contraseña otorgada. En todos los casos anteriores, el ACREDITADO deberá proporcionar el número del factoraje otorgado.</text:p>
        <text:p text:style-name="P15"/>
        <text:p text:style-name="P16"><text:span text:style-name="T19">VIGÉSIMA CUARTA</text:span><text:span text:style-name="T18">. COMPROBANTES DE OPERACIÓN. </text:span><text:span text:style-name="T16">EL ACREDITANTE emitirá comprobantes de operación al ACREDITADO por cada operación realizada independientemente del medio por el que se realicen las operaciones. En caso de las operaciones realizadas vía telefónica deberán proporcionar al ACREDITADO un número de folio o clave de confirmación de la operación realizada.</text:span></text:p>
        <text:p text:style-name="P16"><text:span text:style-name="T16">Los comprobantes de operación antes citado, deberán hacerse constar además el nombre del ACREDITADO; la identificación de la Entidad Financiera en donde haya sido efectuada la operación; la certificación electrónica o folio interno que, mediante una serie de caracteres, permita identificar la operación celebrada por EL ACREDITADO; el monto, fecha y hora de la operación; el tipo de operación efectuada; los datos que permitan al ACREDITADO identificar el número de factoraje que se está pagand</text:span><text:span text:style-name="T15">o; en la transacción por la Entidad Financiera que emita el comprobante de operación, y la plaza geográfica en donde la operación haya sido efectuada.</text:span></text:p>
        <text:p text:style-name="P14"/>
        <text:p text:style-name="P16"><text:span text:style-name="T19">VIGÉSIMA QUINTA.</text:span><text:span text:style-name="T15"> </text:span><text:span text:style-name="T18">PROCEDIMIENTO Y MEDIOS PARA PRESENTAR CONSULTAS, RECLAMACIONES O ACLARACIONES. </text:span><text:span text:style-name="T16">Cuando el ACREDITADO quiera presentar cualquier solicitud, consulta, aclaración, inconformidad, reclamación o queja que se relacione con el contrato o no esté de acuerdo con alguno de los movimientos que aparezcan en el estado de cuenta respectivo o en los medios electrónicos, ópticos o de cualquier otra tecnología que se hubieren pactado, podrá presentar una solicitud de aclaración dentro del plazo de noventa días naturales contados a partir de la fecha de corte o, en su caso, de la realización de la operación o del servicio. La solicitud respectiva podrá presentarse ante la sucursal en la que radica la cuenta, o bien, en la unidad especializada de la institución de que se trate, mediante escrito firmado, en el domicilio ubicado en Blvd. Valle de San Javier, Ext. 215, 4to piso, entre calle Valle de Santa Inés y Valle Viejo, Col. Valle de San Javier, Pachuca de Soto, Hidalgo, C.P. 42086.</text:span><text:span text:style-name="T14">, o vía correo electrónico al correo</text:span> <text:span text:style-name="T14">une@dexone.mx, o al </text:span><text:span text:style-name="T16">teléfono (55) 4040 8110, en un horario de atención de 09:00 a 14:00 y 15:00 a 18:00 horas de lunes a viernes.</text:span></text:p>
        <text:p text:style-name="P37">En todos los casos, EL ACREDITANTE estará obligada a acusar recibo de dicha solicitud. Así mismo, EL ACREDITADO tendrá el derecho de no realizar el pago cuya aclaración solicita, así como el de cualquier otra cantidad relacionada con dicho pago, hasta en tanto se resuelva la aclaración conforme al procedimiento a que se refiere este párrafo.</text:p>
        <text:p text:style-name="P37">Una vez recibida la solicitud de aclaración, EL ACREDITANTE tendrá un plazo máximo de cuarenta y cinco días para entregar al ACREDITADO el dictamen correspondiente, anexando copia simple del documento o evidencia considerada para la emisión de dicho dictamen, con base en la información que, conforme a las disposiciones aplicables, deba obrar en su poder, así como un informe detallado en el que se respondan todos los hechos contenidos en la solicitud presentada por el ACREDITADO. </text:p>
        <text:p text:style-name="P37">El dictamen e informe antes referidos deberán formularse por escrito y suscribirse por personal de la institución facultado para ello. En el evento de que, conforme al dictamen que emita EL ACREDITANTE, resulte procedente el cobro del monto respectivo, el ACREDITADO deberá hacer el pago de la cantidad a su cargo, incluyendo los intereses ordinarios conforme a lo pactado, sin que proceda el cobro de intereses moratorios y otros accesorios generados por la suspensión del pago realizada en términos de esta cláusula.</text:p>
        <text:p text:style-name="P37">Dentro del plazo de cuarenta y cinco días naturales contados a partir de la entrega del dictamen a que se refiere el párrafo anterior, el ACREDITANTE estará obligado a poner a disposición del ACREDITADO en la sucursal en la que radica la cuenta, o bien, en la unidad especializada de la institución de que se trate, el expediente generado con motivo de la solicitud, así como a integrar en éste, bajo su más estricta responsabilidad, toda la documentación e información que, conforme a las disposiciones aplicables, deba obrar en su poder y que se relacione directamente con la solicitud de aclaración que corresponda y sin incluir datos correspondientes a operaciones relacionadas con terceras personas.</text:p>
        <text:p text:style-name="P37">Hasta en tanto la solicitud de aclaración de que se trate no quede resuelta de conformidad con el procedimiento señalado en esta cláusula, EL ACREDITANTE no podrá reportar como vencidas las cantidades sujetas a dicha aclaración a las sociedades de información crediticia. </text:p>
        <text:p text:style-name="P37">Lo antes dispuesto es sin perjuicio del derecho del ACREDITADO de acudir ante la Comisión Nacional para la Protección y Defensa de los Usuarios de Servicios Financieros o ante la autoridad jurisdiccional correspondiente conforme a las disposiciones legales aplicables. Sin embargo, el procedimiento previsto en esta cláusula quedará sin efectos a partir de que el ACREDITADO presente su demanda ante autoridad jurisdiccional o conduzca su reclamación en términos y plazos de la Ley de Protección y Defensa al Usuario de Servicios Financieros.</text:p>
        <text:p text:style-name="P16"><text:span text:style-name="T16">De igual forma, se hace del conocimiento del ACREDITADO, el número telefónico de atención a usuarios: (55) 53-40-09-99 o 01800-999-80-80 (lada sin costo), dirección en Internet: </text:span><text:a xlink:type="simple" xlink:href="http://www.condusef.gob.mx/" text:style-name="ListLabel_20_47" text:visited-style-name="ListLabel_20_47"><text:span text:style-name="Internet_20_link"><text:span text:style-name="T29">www.condusef.gob.mx</text:span></text:span></text:a><text:span text:style-name="T16">, y correo electrónico: </text:span><text:a xlink:type="simple" xlink:href="mailto:asesoria@condusef.gob.mx" text:style-name="ListLabel_20_47" text:visited-style-name="ListLabel_20_47"><text:span text:style-name="Internet_20_link"><text:span text:style-name="T29">asesoria@condusef.gob.mx</text:span></text:span></text:a><text:span text:style-name="T16">, de la COMISIÓN NACIONAL PARA LA PROTECCIÓN Y DEFENSA DE LOS USUARIOS DE SERVICIOS FINANCIEROS.</text:span></text:p>
        <text:p text:style-name="P14"/>
        <text:p text:style-name="P16"><text:span text:style-name="T19">VIGÉSIMA SEXTA.</text:span><text:span text:style-name="T15"> </text:span><text:span text:style-name="T18">REQUISITOS Y PROCEDIMIENTO PARA CONSULTA DE SALDOS, TRANSACCIONES Y MOVIMIENTOS. </text:span><text:span text:style-name="T15">Cuando EL ACREDITADO quiera consultar saldos, transacciones y movimientos, deberá apegarse a los siguientes requisitos: a) Cuando acuda a sucursal: deberá presentar su Identificación Oficial y número de contrato asignado en el estado de cuenta; b) Vía telefónica: el asesor que lo atienda le pedirá datos para confirmar su personalidad, tales como domicilio, número de contrato, nombre completo, RFC o CURP; o c) a través del sistema electrónico mediante usuario, contraseña y numero de contrato asignado en el estado de cuenta.</text:span></text:p>
        <text:p text:style-name="P19"><text:span text:style-name="T15">Para cualquier solicitud, consulta, aclaración, inconformidad, reclamación o queja que se relacione con el Crédito, EL ACREDITADO podrá formularla, por escrito, </text:span><text:span text:style-name="T13">ante el Titular de la Unidad Especializada de Consultas y Reclamaciones o encargado regional de LA FINANCIERA, quien tendrá que hacer del conocimiento del titular de la Unidad Especializada, en el </text:span><text:span text:style-name="T15">domicilio ubicado en </text:span><text:span text:style-name="T16">Blvd. Valle de San Javier, Ext. 215, 4to piso, entre calle Valle de Santa Inés y Valle Viejo, Col. Valle de San Javier, Pachuca de Soto, Hidalgo, C.P. 42086.</text:span><text:span text:style-name="T14">, o vía correo electrónico al correo</text:span> <text:span text:style-name="T14">une@dexone.mx, o al </text:span><text:span text:style-name="T16">teléfono (55) 4040 8110, en un horario de atención de 09:00 a 14:00 y 15:00 a 18:00</text:span><text:span text:style-name="T13"> horas de lunes a viernes.</text:span></text:p>
        <text:p text:style-name="P14"/>
        <text:p text:style-name="P16"><text:span text:style-name="T18">VIGÉSIMA SÉPTIMA</text:span><text:span text:style-name="T19">.</text:span><text:span text:style-name="T15"> </text:span><text:span text:style-name="T18">VENCIMIENTO ANTICIPADO O RESCISIÓN DEL CONTRATO. </text:span><text:span text:style-name="T16">EL ACREDITANTE podrá dar por vencido anticipadamente el presente contrato para el pago de la totalidad del contrato y requerir del pago el saldo total de la suerte principal del mismo, junto con sus intereses acumulados e insolutos y las demás cantidades que deban pagarse de acuerdo con los términos pactados en el clausulado de este contrato, de forma inmediata, en cualquiera de los casos previstos por la ley y en los siguientes casos: a) Si EL ACREDITADO deja de cubrir puntualmente con el pago de acuerdo con lo pactado en la carátula anexa al presente contrato, referentes a la exhibición de capital o intereses en los términos establecidos en el presente instrumento; así como cualquier otra cantidad pendiente de pago de conformidad con el mismo; b) Si EL ACREDITADO contraviene o incumple con cualquiera de las disposiciones de este contrato. c) Si EL ACREDITADO es declarado culpable de algún delito cometido, y; d) Si la información proporcionada al ACREDITANTE resulta ser falsa u omisa. </text:span></text:p>
        <text:p text:style-name="P44">En cualquiera de estos casos, EL ACREDITANTE, podrá dar por vencido anticipadamente el plazo para el pago del CRÉDITO.</text:p>
        <text:p text:style-name="P37">Asimismo, EL ACREDITADO podrá solicitar, en todo momento, la terminación anticipada de este contrato, debiendo cubrir, en su caso, el monto total del adeudo, incluyendo todos los accesorios que se hubieren generado a la fecha en que se solicite la terminación, bastando para ello la presentación de una solicitud por escrito en la oficina del ACREDITANTE, a la cual acompañe el comprobante de pago original de las sumas referidas.</text:p>
        <text:p text:style-name="P16"><text:soft-page-break/><text:span text:style-name="T16">Para la terminación anticipada del contrato, EL ACREDITANTE deberá cerciorarse de la autenticidad y veracidad de la identidad del usuario que formule la solicitud de terminación respectiva, así como proporcionar al ACREDITADO un acuse d</text:span><text:span text:style-name="T15">e recibo, clave de confirmación o número de folio.</text:span></text:p>
        <text:p text:style-name="P14"/>
        <text:p text:style-name="P16"><text:span text:style-name="T19">VIGÉSIMA OCTAVA.</text:span><text:span text:style-name="T15"> </text:span><text:span text:style-name="T18">TERMINACIÓN ANTICIPADA DEL CONTRATO Y CANCELACIÓN SIN RESPONSABILIDAD PARA EL ACREDITADO.</text:span></text:p>
        <text:list xml:id="list1934142706" text:style-name="WWNum17">
          <text:list-item>
            <text:p text:style-name="P63">EL ACREDITADO podrá solicitar al ACREDITANTE, en cualquier tiempo, la terminación anticipada del Contrato, para tal efecto:</text:p>
          </text:list-item>
        </text:list>
        <text:list xml:id="list4191681677" text:style-name="WWNum42">
          <text:list-item>
            <text:p text:style-name="P96">Presentará una solicitud por escrito en el domicilio del ACREDITANTE señalado en el cuerpo de este contrato o bien por teléfono.</text:p>
          </text:list-item>
          <text:list-item>
            <text:p text:style-name="P96">EL ACREDITANTE proporcionará al ACREDITADO un acuse de recibo, clave de confirmación o número de folio, cerciorándose EL ACREDITANTE de la autenticidad y veracidad de la identidad del ACREDITADO que formule la solicitud de terminación respectiva.</text:p>
          </text:list-item>
          <text:list-item>
            <text:p text:style-name="P96">EL ACREDITADO deberá pagar al ACREDITANTE, en los términos establecidos en el presente Contrato: el saldo insoluto por principal conforme al Contrato.</text:p>
          </text:list-item>
        </text:list>
        <text:p text:style-name="P36">Por la terminación anticipada del Contrato, no se reducirá o condonará los saldos devengados.</text:p>
        <text:p text:style-name="P12">Al día hábil siguiente de la recepción de la solicitud por escrito de la terminación del Contrato, EL ACREDITANTE informará, por escrito o bien por teléfono o cualquier otro medio electrónico, al ACREDITADO el saldo respectivo.</text:p>
        <text:p text:style-name="P12">EL ACREDITANTE, dentro de los 10 (diez) días hábiles siguientes a la fecha de pago del saldo por parte del ACREDITADO entregará a este último, la constancia respectiva en donde entre otras cosas se dé por terminado el Contrato.</text:p>
        <text:p text:style-name="P20"/>
        <text:list xml:id="list162728556323328" text:continue-list="list1934142706" text:style-name="WWNum17">
          <text:list-item>
            <text:p text:style-name="P63">La presentación de la solicitud de terminación anticipada tendrá los siguientes efectos:</text:p>
          </text:list-item>
        </text:list>
        <text:list xml:id="list3338195181" text:style-name="WWNum43">
          <text:list-item>
            <text:p text:style-name="P92">EL ACREDITANTE cancelará los Medios de Disposición vinculados al Contrato en la fecha de presentación de la solicitud. EL ACREDITADO deberá hacer entrega de éstos o manifestar por escrito y bajo protesta de decir verdad, que fueron destruidos o que no cuenta con ellos, por lo que no podrá hacer disposición alguna de dichos medios a partir de esa fecha.</text:p>
          </text:list-item>
          <text:list-item>
            <text:p text:style-name="P92">EL ACREDITANTE rechazará cualquier disposición que pretenda efectuarse con posterioridad a la cancelación de los Medios de Disposición. En consecuencia, no se podrán hacer cargos adicionales a partir del momento en que se realice la cancelación, excepto los ya generados, pero no reflejados.</text:p>
          </text:list-item>
          <text:list-item>
            <text:p text:style-name="P92">EL ACREDITANTE no podrá condicionar la terminación del Contrato de Adhesión a cualquier otro acto no previsto en el contrato respectivo.</text:p>
          </text:list-item>
          <text:list-item>
            <text:p text:style-name="P92">EL ACREDITANTE se abstendrá de cobrar al Usuario Comisión o penalización por la terminación anticipada del contrato.</text:p>
          </text:list-item>
          <text:list-item>
            <text:p text:style-name="P92">Se podrá dar por terminado el Contrato de Adhesión a más tardar el día hábil siguiente a aquél en que reciba la solicitud con la condición de que no existen adeudos. De lo contrario, EL ACREDITANTE comunicará AL ACREDITADO el importe de los adeudos y dentro de los cinco días hábiles siguientes al de la recepción de la solicitud aquel pondrá a disposición de este los saldos pendientes de pago, y una vez liquidados los adeudos se dará por terminado el Contrato.</text:p>
          </text:list-item>
          <text:list-item>
            <text:p text:style-name="P92">En caso de que EL ACREDITADO cuente con saldo a su favor, EL ACREDITANTE se lo entregará en la fecha en que se dé por terminada la operación y en caso de que no sea posible su entrega a la fecha de terminación del contrato, el ACREDITANTE le informará al ACREDITADO que el saldo restante se encuentra a disposición de aquél en el domicilio de éste, así como la manera en que deberá ser devuelto.</text:p>
          </text:list-item>
          <text:list-item>
            <text:p text:style-name="P92">Dentro de diez días hábiles a partir de que se hubiera realizado el pago de los adeudos, si los hubiese, EL ACREDITANTE entregará o mantendrá a disposición del ACREDITADO, el documento en el que conste el fin de la relación contractual y la inexistencia de adeudos del contrato,</text:p>
          </text:list-item>
          <text:list-item>
            <text:p text:style-name="P80"><text:span text:style-name="T22">En caso de cancelación del contrato sin adeudo, EL ACREDITANTE deberá reportar a las sociedades de información crediticia de la cancelación del contrato, y; </text:span><text:span text:style-name="T15">EL ACREDITADO, dentro de los 10 (diez) días hábiles siguientes a la firma del presente Contrato y sus Anexos, en los términos señalados en la presente cláusula, podrá solicitar al ACREDITANTE la cancelación del contrato, en este caso EL ACREDITANTE no cobrará comisión alguna, regresando las cosas al estado en que se encontraban antes de su firma, sin responsabilidad para EL ACREDITADO, siempre y cuando éste último no haya utilizado o dispuesto del(los) factoraje(s) objeto del presente instrumento.</text:span></text:p>
          </text:list-item>
        </text:list>
        <text:p text:style-name="P12"/>
        <text:p text:style-name="P12">EL ACREDITADO podrá convenir por escrito la terminación del contrato por conducto de otra Institución Financiera denominada “la receptora”. El contrato se dará por terminado, una vez que la Institución Financiera receptora comunique al ACREDITANTE su compromiso sobre la veracidad y legitimidad de la instrucción de terminar la relación contractual, así mismo, que la Institución Financiera receptora cumpla con la obligación de liquidar el adeudo que el ACREDITADO tiene pendiente con el ACREDITANTE.</text:p>
        <text:p text:style-name="P15"/>
        <text:p text:style-name="P16"><text:span text:style-name="T19">VIGÉSIMA NOVENA</text:span><text:span text:style-name="T18">. CASO FORTUITO O FUERZA MAYOR.</text:span><text:span text:style-name="T16"> EL ACREDITADO se obliga ante EL ACREDITANTE al debido cumplimiento de las obligaciones que, a su cargo, se encuentran establecidas</text:span><text:span text:style-name="T15"> en el suscrito Contrato, excepto en presencia de hechos o eventos de caso fortuito y/o de fuerza mayor.</text:span></text:p>
        <text:p text:style-name="P14"/>
        <text:p text:style-name="P16"><text:span text:style-name="T19">TRIGÉSIMA.</text:span><text:span text:style-name="T15"> </text:span><text:span text:style-name="T18">IMPUESTOS.</text:span><text:span text:style-name="T15"> Todos los impuestos y/o derechos vigentes o futuros que se causen con motivo de la celebración y cumplimiento de este contrato, serán por cuenta del ACREDITADO. En tal virtud, EL ACREDITADO libera, en la forma más amplia al ACREDITANTE, de cualquier responsabilidad presente o futura, relativa al pago de dichos impuestos y/o derechos.</text:span></text:p>
        <text:p text:style-name="P12">Si por cualquier causa del ACREDITANTE, cubriera alguna cantidad derivada de lo estipulado en el párrafo precedente, EL ACREDITADO deberá reintegrársela en cuanto se lo solicite EL ACREDITANTE, en caso de incumplimiento, sin perjuicio de la facultad que tiene ésta última para rescindir este contrato, la cantidad que deba reintegrar causará intereses determinados conforme a la tasa de intereses moratorios prevista en este contrato, computados desde la fecha del incumplimiento hasta aquélla en que se haga el reintegro respectivo.</text:p>
        <text:p text:style-name="P12"/>
        <text:p text:style-name="P16"><text:span text:style-name="T19">TRIGÉSIMA PRIMERA</text:span><text:span text:style-name="T18">. LEYES APLICABLES Y JURISDICCIÓN.</text:span><text:span text:style-name="T15"> </text:span></text:p>
        <text:p text:style-name="P39">Éste contrato se regirá por lo dispuesto en las presentes CLAUSULAS, en su defecto o supletoriamente, por las disposiciones contenidas y que resulten aplicables y vigentes de la Ley General de Títulos y Operaciones de Crédito, de la ley General de Organizaciones y Actividades Auxiliares del Crédito, de la Ley para la Transparencia y Ordenamiento de los Servicios Financieros, del Código de Comercio, las DISPOSICIONES de carácter general en materia de transparencia aplicables a las Sociedades Financieras de Objeto Múltiple, Entidades No Reguladas., la Ley para Regular las Instituciones de Información Crediticia, así como del Código Civil Federal.</text:p>
        <text:p text:style-name="P39">Para la interpretación y cumplimiento del contrato, las PARTES se someten de manera expresa a la jurisdicción de los tribunales competentes en la Ciudad de México, renunciando de manera expresa e irrevocable a cualquier otra jurisdicción que pudiera corresponderles por razón de sus domicilios, presentes o futuros.</text:p>
        <text:p text:style-name="P14"/>
        <text:p text:style-name="P16"><text:span text:style-name="T19">TRIGÉSIMA SEGUNDA.</text:span><text:span text:style-name="T15"> </text:span><text:span text:style-name="T18">DOMICILIOS.</text:span></text:p>
        <text:p text:style-name="P12">Las PARTES señalan como sus domicilios para los efectos de notificaciones de carácter extrajudicial o judicial que se relacionen con el Contrato y/o en la Solicitud.</text:p>
        <text:p text:style-name="P12">Sin embargo, las PARTES podrán cambiar o señalar en el futuro cualquier otro domicilio, mediante notificación por escrito realizada a la otra parte con por lo menos 10 (diez) Días Hábiles de anticipación, en el entendido que, de no proporcionarse tal aviso de cambio, todas y cada una de las notificaciones que se le hicieren a la parte de que se trate, en el domicilio que ahora señala, se considerarán legalmente realizadas en su perjuicio.</text:p>
        <text:p text:style-name="P12">Las notificaciones extrajudiciales que tengan que realizar las PARTES, serán por escrito, dirigidas a la contraparte, mediante entrega personal con acuse de recibo en el respectivo domicilio y serán entregadas en la fecha en que sean recibidas por la parte a quien hayan sido dirigidas.</text:p>
        <text:p text:style-name="P12">Sin perjuicio de lo establecido en los párrafos primero y tercero de la presente CLÁUSULA, las notificaciones extrajudiciales que sean relativas al requerimiento del o de los pagos del(los) factoraje(s) al ACREDITADO, podrán realizarse por EL ACREDITANTE, en cualquier domicilio del ACREDITADO que sea del conocimiento del ACREDITANTE, por escrito o por cualquier medio electrónico, de comunicación o técnico, entregadas en forma personal o mediante recado, sin necesidad de acuse de recibo. En este acto EL ACREDITADO autoriza al ACREDITANTE a utilizar cualquier medio que considere necesario para hacer llegar la notificación de adeudo y a dejarla con cualquier tercero sin que esto sea considerado como difamación, acoso, amenaza, allanamiento, practica antiética o cualquier otro delito que se encuadre.</text:p>
        <text:p text:style-name="P12"/>
        <text:p text:style-name="P16"><text:span text:style-name="T5">TRIGÉSIMA TERCERA</text:span><text:span text:style-name="T18">. MODIFICACIONES. </text:span><text:span text:style-name="T15">El presente contrato podrá ser modificado por EL ACREDITANTE, de acuerdo con el siguiente procedimiento:</text:span></text:p>
        <text:list xml:id="list729018487" text:style-name="WWNum44">
          <text:list-item>
            <text:p text:style-name="P88">Con treinta días naturales de anticipación a la entrada en vigor de la modificación, deberá notificar al ACREDITADO las modificaciones propuestas <text:soft-page-break/>mediante aviso incluido en el estado de cuenta correspondiente y a través de cualquier medio que se haya establecido en el Contrato. El aviso deberá especificar en forma notoria la fecha en que la modificación surtirá efecto.</text:p>
          </text:list-item>
          <text:list-item>
            <text:p text:style-name="P81"><text:span text:style-name="T15">En el evento de que EL ACREDITADO no esté de acuerdo con las modificaciones propuestas, podrá solicitar la terminación del contrato por escrito dentro de los treinta días posteriores al aviso arriba señalado, sin responsabilidad ni comisión alguna a su cargo por dicho concepto, debiendo cubrir el capital, intereses y demás accesorios que se hubieren generado hasta la fecha en que solicite la terminación anticipada del contrato con base en esta cláusula</text:span></text:p>
          </text:list-item>
          <text:list-item>
            <text:p text:style-name="P88">Una vez transcurrido el plazo a que se refiere el numeral precedente sin que EL ACREDITANTE, haya recibido comunicación alguna del ACREDITADO, se tendrán por aceptadas las modificaciones al presente contrato. En consecuencia, EL ACREDITADO renuncia, de manera expresa, a dar por terminado el presente contrato fuera del plazo referido.</text:p>
          </text:list-item>
        </text:list>
        <text:p text:style-name="P39">LAS PARTES acuerdan que no se cobrarán cantidades adicionales, en caso de que EL ACREDITADO solicite la terminación del Contrato, con excepción de los adeudos que ya se hubieren generado a la fecha en que el Usuario solicite darlo por terminado. Así mismo, la cancelación se realizará bajo las condiciones originalmente pactadas.</text:p>
        <text:p text:style-name="P12"/>
        <text:p text:style-name="P16"><text:span text:style-name="T5">TRIGESIMA CUARTA</text:span><text:span text:style-name="T18">. SUBTÍTULOS.</text:span><text:span text:style-name="T15"> Los subtítulos en las CLÁUSULAS del presente Instrumento son exclusivamente por conveniencia de las PARTES, para una referencia y lectura más simple, por lo que no regirán la interpretación del Contrato.</text:span></text:p>
        <text:p text:style-name="P12"/>
        <text:p text:style-name="P16"><text:span text:style-name="T5">TRIGÉSIMA QUINTA. AUTORIZACIÓN PARA USO DE INFORMACIÓN</text:span><text:span text:style-name="T2">. En términos de la Ley Federal de Protección de Datos Personales, el ACREDITADO, acepta el tratamiento de los datos e información proporcionada al ACREDITANTE para obtener, usar, divulgar, almacenar, transferir, y compartir su información personal, comercial, financiera y crediticia, así como el expediente en donde consta dicha información, con todas y cada una de las entidades de prestadores de servicios relacionados con este Contrato.</text:span></text:p>
        <text:p text:style-name="P7"/>
        <text:p text:style-name="P16"><text:span text:style-name="T5">TRIGÉSIMA SEXTA. </text:span><text:span text:style-name="T15">Los siguientes anexos forman parte integrante del presente contrato, por lo que ambas partes los reconocen plenamente desde este momento.</text:span></text:p>
        <text:list xml:id="list580478829" text:style-name="WWNum7">
          <text:list-item>
            <text:p text:style-name="P50"><text:bookmark-start text:name="_Hlk35009181"/><text:span text:style-name="T15">“Anexo A” </text:span><text:bookmark-start text:name="_Hlk35009168"/><text:span text:style-name="T15">Relación de clientes y deudores</text:span><text:bookmark-end text:name="_Hlk35009168"/><text:span text:style-name="T15">.</text:span></text:p>
          </text:list-item>
          <text:list-item>
            <text:p text:style-name="P50"><text:bookmark-start text:name="_Hlk35012678"/><text:bookmark-end text:name="_Hlk35009181"/><text:span text:style-name="T15">“Anexo B” Formato de Cesión de Derechos</text:span><text:bookmark-end text:name="_Hlk35012678"/><text:span text:style-name="T15">.</text:span></text:p>
          </text:list-item>
          <text:list-item>
            <text:p text:style-name="P66">“Anexo C” Carátula. </text:p>
          </text:list-item>
          <text:list-item>
            <text:p text:style-name="P66">“Anexo D” Pagaré.</text:p>
          </text:list-item>
          <text:list-item>
            <text:p text:style-name="P50"><text:bookmark-start text:name="_Hlk35601513"/><text:span text:style-name="T2">“Anexo E” Disposiciones Legales</text:span><text:bookmark-end text:name="_Hlk35601513"/><text:span text:style-name="T2">.</text:span></text:p>
          </text:list-item>
        </text:list>
        <text:p text:style-name="P7"/>
        <text:p text:style-name="P16"><text:span text:style-name="T5">TRIGÉSIMA SÉPTIMA. REGISTRO DE CONTRATO DE ADHESIÓN.</text:span><text:span text:style-name="T2"> Este modelo de contrato y sus anexos pueden ser consultados por EL ACREDITADO en Registro de Contratos de Adhesión (RECA), de la CONDUSEF, en la página https://phpapps.condusef.gob.mx/reca/_index.php ingresando el número de registro señalado en apartado de declaraciones del ACREDITANTE de este contrato. De igual manera, contrato y sus anexos pueden ser consultados en el domicilio del ACREDITANTE en días hábiles y previa acreditación con identificación oficial del ACREDITADO. Además, las partes acuerdan a su entera satisfacción que, el contenido de todos y cada uno de los preceptos y disposiciones legales que se citan en el presente contrato, podrán consultar en ulterior ocasión en el anexo “Único de Disposiciones Legales” que se agrega al mismo, además de ubicarse en el Registro de Contratos de Adhesión de la Comisión Nacional para la Protección y Defensa de los Usuarios de Servicios Financieros en la página de Interne</text:span><text:a xlink:type="simple" xlink:href="./t:%20http://e-portalif.condusef.gob.mx/reca/_index.php" text:style-name="ListLabel_20_48" text:visited-style-name="ListLabel_20_48"><text:span text:style-name="Internet_20_link"><text:span text:style-name="T30">t: http://e-portalif.condusef.gob.mx/reca/_index.php</text:span></text:span></text:a></text:p>
        <text:p text:style-name="P12"/>
        <text:p text:style-name="P12">Las PARTES reconocen el alcance y efectos del Contrato, obligándose en todos y cada uno de los términos asentados en el mismo y, por lo tanto, lo firman en un solo acto, en dos ejemplares, quedando un tanto en poder del ACREDITANTE y el otro en poder del ACREDITADO, en la Ciudad y el día indicados en la Carátula. Lugar y fecha que se considerarán para todos los efectos legales, como lugar y fecha de firma del Contrato.</text:p>
        <text:p text:style-name="P12"/>
        <text:p text:style-name="P16"><text:span text:style-name="T15">Para efectos de identificación del contrato y demás que haya lugar, el presente contrato normativo de factoraje financiero quedó registrado bajo el número </text:span><text:span text:style-name="T12">[ NO. DE CONTRATO NORMATIVO ]</text:span></text:p>
        <text:p text:style-name="P10"/>
        <text:p text:style-name="P10"/>
        <text:p text:style-name="P10"/>
        <text:p text:style-name="P10"/>
        <text:p text:style-name="P10"/>
      </text:section>
      <text:section text:style-name="Sect1" text:name="Section1">
        <text:p text:style-name="P12"/>
      </text:section>
      <text:section text:style-name="Sect2" text:name="Section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
            </table:table-cell>
            <table:table-cell table:style-name="Table1.B1" office:value-type="string">
              <text:p text:style-name="P9"/>
            </table:table-cell>
            <table:table-cell table:style-name="Table1.A1" office:value-type="string">
              <text:p text:style-name="P9"/>
            </table:table-cell>
          </table:table-row>
          <table:table-row table:style-name="Table1.2">
            <table:table-cell table:style-name="Table1.A2" office:value-type="string">
              <text:p text:style-name="P11">[NOMBRE DEL(LOS) APODERADO(S) LEGAL(ES)]</text:p>
              <text:p text:style-name="P42">REPRESENTANTE LEGAL</text:p>
              <text:p text:style-name="P42">DEX ONE FOMENTO MÉXICO, S.A.P.I. DE C.V., SOFOM ENR</text:p>
            </table:table-cell>
            <table:table-cell table:style-name="Table1.B1" office:value-type="string">
              <text:p text:style-name="P9"/>
            </table:table-cell>
            <table:table-cell table:style-name="Table1.A2" office:value-type="string">
              <text:p text:style-name="P11"><text:s/>[NOMBRE DEL ACREDITADO ]</text:p>
              <text:p text:style-name="P11">[NOMBRE DEL(LOS) APODERADO(S) LEGAL(ES)]<text:bookmark text:name="_Hlk35360400"/></text:p>
              <text:p text:style-name="P11"/>
            </table:table-cell>
          </table:table-row>
          <table:table-row table:style-name="Table1.3">
            <table:table-cell table:style-name="Table1.A1" office:value-type="string">
              <text:p text:style-name="P9"/>
            </table:table-cell>
            <table:table-cell table:style-name="Table1.B1" office:value-type="string">
              <text:p text:style-name="P9"/>
            </table:table-cell>
            <table:table-cell table:style-name="Table1.A1" office:value-type="string">
              <text:p text:style-name="P9"/>
            </table:table-cell>
          </table:table-row>
          <table:table-row table:style-name="Table1.4">
            <table:table-cell table:style-name="Table1.A2" office:value-type="string">
              <text:p text:style-name="P11"><text:s/>[NOMBRE O RAZÓN SOCIAL DEL OBLIGADO SOLIDARIO ]</text:p>
              <text:p text:style-name="P11">[EN SU CASO, NOMBRE DEL(LOS) APODERADO(S) LEGAL(ES)]</text:p>
            </table:table-cell>
            <table:table-cell table:style-name="Table1.B1" office:value-type="string">
              <text:p text:style-name="P9"/>
            </table:table-cell>
            <table:table-cell table:style-name="Table1.A2" office:value-type="string">
              <text:p text:style-name="P11"><text:s/>[NOMBRE O RAZÓN SOCIAL DEL OBLIGADO SOLIDARIO ]</text:p>
              <text:p text:style-name="P11">[EN SU CASO, NOMBRE DEL(LOS) APODERADO(S) LEGAL(ES)]</text:p>
            </table:table-cell>
          </table:table-row>
        </table:table>
        <text:p text:style-name="P13"/>
      </text:section>
      <text:section text:style-name="Sect3" text:name="Section3">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0689in" style:type="center"/>
          <style:tab-stop style:position="6.1374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Mención_20_sin_20_resolver1" style:display-name="Mención sin resolver1" style:family="text" style:parent-style-name="Default_20_Paragraph_20_Font">
      <style:text-properties fo:color="#605e5c" fo:background-color="#e1dfdd"/>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Arial Narrow" fo:font-family="'Arial Narrow'" style:font-family-generic="roman" style:font-pitch="variable" fo:font-size="8pt" fo:font-weight="normal" style:font-weight-asian="normal" style:font-weight-complex="bold"/>
    </style:style>
    <style:style style:name="ListLabel_20_2" style:display-name="ListLabel 2" style:family="text">
      <style:text-properties style:font-name="Arial Narrow" fo:font-family="'Arial Narrow'" style:font-family-generic="roman" style:font-pitch="variable" fo:font-size="8pt" fo:font-style="normal" fo:font-weight="normal" style:font-style-asian="normal" style:font-weight-asian="normal" style:font-name-complex="Times New Roman" style:font-family-complex="'Times New Roman'" style:font-family-generic-complex="system" style:font-pitch-complex="variable" style:font-weight-complex="bold"/>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Arial Narrow" fo:font-family="'Arial Narrow'" style:font-family-generic="roman" style:font-pitch="variable" fo:font-size="8pt" fo:font-style="normal" fo:font-weight="normal" style:font-style-asian="normal" style:font-weight-asian="normal" style:font-name-complex="Times New Roman" style:font-family-complex="'Times New Roman'" style:font-family-generic-complex="system" style:font-pitch-complex="variable" style:font-weight-complex="bold"/>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Arial Narrow" fo:font-family="'Arial Narrow'" style:font-family-generic="roman" style:font-pitch="variable" fo:font-size="8pt" fo:font-weight="bold" style:font-size-asian="8pt" style:font-weight-asian="normal" style:font-size-complex="7pt" style:font-weight-complex="bold"/>
    </style:style>
    <style:style style:name="ListLabel_20_20" style:display-name="ListLabel 20" style:family="text">
      <style:text-properties style:font-name="Arial Narrow" fo:font-family="'Arial Narrow'" style:font-family-generic="roman" style:font-pitch="variable" fo:font-size="8pt" fo:font-weight="bold" style:font-weight-asian="normal" style:font-weight-complex="bold"/>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Arial Narrow" fo:font-family="'Arial Narrow'" style:font-family-generic="roman" style:font-pitch="variable" fo:font-size="8pt" fo:font-style="normal" fo:font-weight="normal" style:font-size-asian="8pt" style:font-style-asian="normal" style:font-weight-asian="normal"/>
    </style:style>
    <style:style style:name="ListLabel_20_25" style:display-name="ListLabel 25" style:family="text">
      <style:text-properties style:font-name="Arial Narrow" fo:font-family="'Arial Narrow'" style:font-family-generic="roman" style:font-pitch="variable" fo:font-size="8pt" fo:font-weight="bold" style:font-weight-asian="bold" style:font-weight-complex="bold"/>
    </style:style>
    <style:style style:name="ListLabel_20_26" style:display-name="ListLabel 26" style:family="text">
      <style:text-properties style:font-name="Arial Narrow" fo:font-family="'Arial Narrow'" style:font-family-generic="roman" style:font-pitch="variable" fo:font-size="8pt" fo:font-weight="bold" style:font-weight-asian="bold" style:font-weight-complex="bold"/>
    </style:style>
    <style:style style:name="ListLabel_20_27" style:display-name="ListLabel 27" style:family="text">
      <style:text-properties style:font-name="Arial Narrow" fo:font-family="'Arial Narrow'" style:font-family-generic="roman" style:font-pitch="variable" fo:font-size="8pt" fo:font-weight="normal" style:font-size-asian="8pt" style:font-weight-asian="normal" style:font-size-complex="10pt" style:font-weight-complex="bold" style:text-scale="100%"/>
    </style:style>
    <style:style style:name="ListLabel_20_28" style:display-name="ListLabel 28" style:family="text">
      <style:text-properties style:font-name="Arial Narrow" fo:font-family="'Arial Narrow'" style:font-family-generic="roman" style:font-pitch="variable" fo:font-size="8pt" fo:font-style="normal" fo:font-weight="bold" style:font-size-asian="8pt" style:font-style-asian="normal" style:font-weight-asian="bold" style:font-name-complex="Calibri1" style:font-family-complex="Calibri" style:font-family-generic-complex="system" style:font-pitch-complex="variable" style:font-size-complex="11pt" style:font-weight-complex="bold" style:text-scale="100%"/>
    </style:style>
    <style:style style:name="ListLabel_20_29" style:display-name="ListLabel 29" style:family="text">
      <style:text-properties fo:font-size="8pt" fo:font-style="normal" fo:font-weight="normal" style:font-size-asian="8pt" style:font-style-asian="normal" style:font-weight-asian="normal" style:font-size-complex="8pt" style:font-weight-complex="bold"/>
    </style:style>
    <style:style style:name="ListLabel_20_30" style:display-name="ListLabel 30" style:family="text">
      <style:text-properties fo:font-size="8pt" fo:font-style="normal" fo:font-weight="normal" style:font-size-asian="8pt" style:font-style-asian="normal" style:font-weight-asian="normal"/>
    </style:style>
    <style:style style:name="ListLabel_20_31" style:display-name="ListLabel 31" style:family="text">
      <style:text-properties fo:font-size="8pt" fo:font-style="normal" fo:font-weight="normal" style:font-size-asian="8pt" style:font-style-asian="normal" style:font-weight-asian="normal"/>
    </style:style>
    <style:style style:name="ListLabel_20_32" style:display-name="ListLabel 32" style:family="text">
      <style:text-properties fo:font-size="8pt" fo:font-style="normal" fo:font-weight="normal" style:font-size-asian="8pt" style:font-style-asian="normal" style:font-weight-asian="normal"/>
    </style:style>
    <style:style style:name="ListLabel_20_33" style:display-name="ListLabel 33" style:family="text">
      <style:text-properties fo:font-size="8pt" fo:font-style="normal" fo:font-weight="normal" style:font-size-asian="8pt" style:font-style-asian="normal" style:font-weight-asian="normal" style:font-name-complex="Calibri1" style:font-family-complex="Calibri" style:font-family-generic-complex="system" style:font-pitch-complex="variable" style:font-size-complex="11pt" style:text-scale="100%"/>
    </style:style>
    <style:style style:name="ListLabel_20_34" style:display-name="ListLabel 34"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35" style:display-name="ListLabel 35" style:family="text">
      <style:text-properties style:font-name="Arial Narrow" fo:font-family="'Arial Narrow'" style:font-family-generic="roman" style:font-pitch="variable" fo:font-size="8pt" fo:font-style="normal" fo:font-weight="bold" style:font-size-asian="8pt" style:font-style-asian="normal" style:font-weight-asian="bold" style:font-weight-complex="normal"/>
    </style:style>
    <style:style style:name="ListLabel_20_36" style:display-name="ListLabel 36" style:family="text">
      <style:text-properties style:font-name="Arial Narrow" fo:font-family="'Arial Narrow'" style:font-family-generic="roman" style:font-pitch="variable" fo:font-size="8pt" fo:font-style="normal" fo:font-weight="normal" style:font-size-asian="8pt" style:font-style-asian="normal" style:font-weight-asian="normal"/>
    </style:style>
    <style:style style:name="ListLabel_20_37" style:display-name="ListLabel 37"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38" style:display-name="ListLabel 38" style:family="text">
      <style:text-properties fo:font-size="8pt" fo:font-style="normal" fo:font-weight="normal" style:font-size-asian="8pt" style:font-style-asian="normal" style:font-weight-asian="normal" style:font-size-complex="10pt" style:font-weight-complex="normal" style:text-scale="100%"/>
    </style:style>
    <style:style style:name="ListLabel_20_39" style:display-name="ListLabel 39"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40" style:display-name="ListLabel 40"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41" style:display-name="ListLabel 41"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42" style:display-name="ListLabel 42"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43" style:display-name="ListLabel 43"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44" style:display-name="ListLabel 44"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45" style:display-name="ListLabel 45"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46" style:display-name="ListLabel 46" style:family="text">
      <style:text-properties style:font-name="Arial Narrow" fo:font-family="'Arial Narrow'" style:font-family-generic="roman" style:font-pitch="variable" fo:font-size="8pt" fo:font-style="normal" fo:font-weight="normal" style:font-size-asian="8pt" style:font-style-asian="normal" style:font-weight-asian="normal" style:font-size-complex="10pt" style:font-weight-complex="normal" style:text-scale="100%"/>
    </style:style>
    <style:style style:name="ListLabel_20_47" style:display-name="ListLabel 47" style:family="text">
      <style:text-properties style:use-window-font-color="true" style:font-name="Arial Narrow" fo:font-family="'Arial Narrow'" style:font-family-generic="roman" style:font-pitch="variable" fo:font-size="8pt" fo:language="es" fo:country="ES" style:text-underline-style="none" style:font-name-asian="Calibri1" style:font-family-asian="Calibri" style:font-family-generic-asian="system" style:font-pitch-asian="variable" style:font-size-asian="8pt" style:font-name-complex="Calibri1" style:font-family-complex="Calibri" style:font-family-generic-complex="system" style:font-pitch-complex="variable" style:font-size-complex="8pt" style:font-weight-complex="bold"/>
    </style:style>
    <style:style style:name="ListLabel_20_48" style:display-name="ListLabel 48" style:family="text">
      <style:text-properties style:use-window-font-color="true" style:font-name="Arial Narrow" fo:font-family="'Arial Narrow'" style:font-family-generic="roman" style:font-pitch="variable" fo:font-size="8pt" style:text-underline-style="none" style:font-size-asian="8pt" style:font-name-complex="Calibri1" style:font-family-complex="Calibri"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1.530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fo:text-indent="-0.5in" fo:margin-left="1.8752in"/>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4"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prefix="(" style:num-suffix=")" style:num-format="i">
        <style:list-level-properties text:list-level-position-and-space-mode="label-alignment">
          <style:list-level-label-alignment text:label-followed-by="listtab" fo:text-indent="-0.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5"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6"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27" style:num-suffix=")" style:num-format="a" style:num-letter-sync="true">
        <style:list-level-properties text:list-level-position-and-space-mode="label-alignment">
          <style:list-level-label-alignment text:label-followed-by="listtab" fo:text-indent="-0.3154in" fo:margin-left="0.59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2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3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31"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2"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3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5"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6"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25in" fo:margin-left="0.724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24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24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24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24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24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24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24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24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40" style:num-suffix="." style:num-format="a" style:num-letter-sync="true">
        <style:list-level-properties text:list-level-position-and-space-mode="label-alignment">
          <style:list-level-label-alignment text:label-followed-by="listtab" fo:text-indent="-0.25in" fo:margin-left="0.643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4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4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3"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6"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end" style:justify-single-word="false" fo:text-indent="0.4917in" style:auto-text-indent="false">
        <style:tab-stops>
          <style:tab-stop style:position="0.5937in"/>
          <style:tab-stop style:position="0.6146in"/>
        </style:tab-stops>
      </style:paragraph-properties>
    </style:style>
    <style:style style:name="MT1" style:family="text">
      <style:text-properties style:font-name="Arial Narrow" fo:font-size="8pt" fo:language="en" fo:country="US" style:font-size-asian="8pt" style:font-name-complex="Calibri1" style:font-size-complex="8pt" style:font-weight-complex="bold"/>
    </style:style>
    <style:style style:name="MT2" style:family="text">
      <style:text-properties style:font-name="Arial Narrow" fo:font-size="8pt" style:font-size-asian="8pt" style:font-name-complex="Calibri1" style:font-size-complex="8pt" style:font-weight-complex="bold"/>
    </style:style>
    <style:page-layout style:name="Mpm1">
      <style:page-layout-properties fo:page-width="8.5in" fo:page-height="11in" style:num-format="1" style:print-orientation="portrait" fo:margin-top="0.5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NÚMERO DE RECA: </text:span><text:span text:style-name="MT2">______________________________</text:span></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28</meta:editing-cycles>
    <meta:print-date>2019-07-23T18:51:00</meta:print-date>
    <meta:creation-date>2019-05-06T15:39:00</meta:creation-date>
    <dc:date>2020-06-03T16:27:27.912211827</dc:date>
    <meta:editing-duration>P3DT15H57M26S</meta:editing-duration>
    <meta:generator>LibreOffice/6.0.7.3$Linux_X86_64 LibreOffice_project/00m0$Build-3</meta:generator>
    <meta:document-statistic meta:table-count="1" meta:image-count="0" meta:object-count="0" meta:page-count="9" meta:paragraph-count="274" meta:word-count="11887" meta:character-count="75019" meta:non-whitespace-character-count="63486"/>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